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1" svg:font-family="Calibri"/>
    <style:font-face style:name="JetBrains Mono" svg:font-family="'JetBrains Mono'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Times New Roman" fo:font-size="11pt" fo:font-weight="normal" fo:background-color="transparent" style:font-name-asian="Times New Roman" style:font-name-complex="Times New Roman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Times New Roman" fo:font-size="16pt" fo:font-weight="normal" fo:background-color="transparent" style:font-name-asian="Times New Roman" style:font-name-complex="Times New Roman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Times New Roman" fo:font-size="12pt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Times New Roman" fo:font-size="10pt" fo:font-weight="normal" fo:background-color="transparent" style:font-name-asian="Times New Roman" style:font-name-complex="Times New Roman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JetBrains Mono" fo:font-size="12pt" fo:font-weight="normal" fo:background-color="transparent" style:font-name-asian="JetBrains Mono" style:font-name-complex="JetBrains Mono"/>
    </style:style>
    <style:style style:name="P8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a9b7c6" loext:opacity="100%" style:font-name="Times New Roman" fo:font-size="10pt" fo:font-weight="normal" fo:background-color="transparent" style:font-name-asian="Times New Roman" style:font-name-complex="Times New Roman"/>
    </style:style>
    <style:style style:name="P9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a9b7c6" loext:opacity="100%" style:font-name="JetBrains Mono" fo:font-size="10pt" fo:font-weight="normal" fo:background-color="transparent" style:font-name-asian="JetBrains Mono" style:font-name-complex="JetBrains Mono"/>
    </style:style>
    <style:style style:name="P10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a9b7c6" loext:opacity="100%" style:font-name="JetBrains Mono" fo:font-size="12pt" fo:font-weight="normal" fo:background-color="transparent" style:font-name-asian="JetBrains Mono" style:font-name-complex="JetBrains Mono"/>
    </style:style>
    <style:style style:name="T1" style:family="text">
      <style:text-properties fo:color="#cc7832" loext:opacity="100%" style:font-name="JetBrains Mono" fo:font-size="10pt" fo:font-weight="normal" fo:background-color="transparent" loext:char-shading-value="0" style:font-name-asian="JetBrains Mono" style:font-name-complex="JetBrains Mono"/>
    </style:style>
    <style:style style:name="T2" style:family="text">
      <style:text-properties fo:color="#a9b7c6" loext:opacity="100%" style:font-name="JetBrains Mono" fo:font-size="10pt" fo:font-weight="normal" fo:background-color="transparent" loext:char-shading-value="0" style:font-name-asian="JetBrains Mono" style:font-name-complex="JetBrains Mono"/>
    </style:style>
    <style:style style:name="T3" style:family="text">
      <style:text-properties fo:color="#a9b7c6" loext:opacity="100%" style:font-name="JetBrains Mono" fo:font-size="10pt" fo:font-style="italic" fo:font-weight="normal" fo:background-color="transparent" loext:char-shading-value="0" style:font-name-asian="JetBrains Mono" style:font-name-complex="JetBrains Mono"/>
    </style:style>
    <style:style style:name="T4" style:family="text">
      <style:text-properties fo:color="#a9b7c6" loext:opacity="100%" style:font-name="Times New Roman" fo:font-size="10pt" fo:font-weight="normal" fo:background-color="transparent" loext:char-shading-value="0" style:font-name-asian="Times New Roman" style:font-name-complex="Times New Roman"/>
    </style:style>
    <style:style style:name="T5" style:family="text">
      <style:text-properties fo:color="#ffc66d" loext:opacity="100%" style:font-name="JetBrains Mono" fo:font-size="10pt" fo:font-weight="normal" fo:background-color="transparent" loext:char-shading-value="0" style:font-name-asian="JetBrains Mono" style:font-name-complex="JetBrains Mono"/>
    </style:style>
    <style:style style:name="T6" style:family="text">
      <style:text-properties fo:color="#6897bb" loext:opacity="100%" style:font-name="JetBrains Mono" fo:font-size="10pt" fo:font-weight="normal" fo:background-color="transparent" loext:char-shading-value="0" style:font-name-asian="JetBrains Mono" style:font-name-complex="JetBrains Mono"/>
    </style:style>
    <style:style style:name="T7" style:family="text">
      <style:text-properties fo:color="#6a8759" loext:opacity="100%" style:font-name="JetBrains Mono" fo:font-size="10pt" fo:font-weight="normal" fo:background-color="transparent" loext:char-shading-value="0" style:font-name-asian="JetBrains Mono" style:font-name-complex="JetBrains Mono"/>
    </style:style>
    <style:style style:name="T8" style:family="text">
      <style:text-properties fo:color="#6a8759" loext:opacity="100%" style:font-name="JetBrains Mono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JetBrains Mono" style:font-name-complex="JetBrains Mono"/>
    </style:style>
    <style:style style:name="T9" style:family="text">
      <style:text-properties fo:color="#9876aa" loext:opacity="100%" style:font-name="JetBrains Mono" fo:font-size="10pt" fo:font-style="italic" fo:font-weight="normal" fo:background-color="transparent" loext:char-shading-value="0" style:font-name-asian="JetBrains Mono" style:font-name-complex="JetBrains Mono"/>
    </style:style>
    <style:style style:name="T10" style:family="text">
      <style:text-properties fo:color="#9876aa" loext:opacity="100%" style:font-name="JetBrains Mono" fo:font-size="10pt" fo:font-weight="normal" fo:background-color="transparent" loext:char-shading-value="0" style:font-name-asian="JetBrains Mono" style:font-name-complex="JetBrains Mono"/>
    </style:style>
    <style:style style:name="T11" style:family="text">
      <style:text-properties fo:color="#808080" loext:opacity="100%" style:font-name="JetBrains Mono" fo:font-size="10pt" fo:font-weight="normal" fo:background-color="transparent" loext:char-shading-value="0" style:font-name-asian="JetBrains Mono" style:font-name-complex="JetBrains Mono"/>
    </style:style>
    <style:style style:name="T12" style:family="text">
      <style:text-properties fo:color="#bbb529" loext:opacity="100%" style:font-name="JetBrains Mono" fo:font-size="10pt" fo:font-weight="normal" fo:background-color="transparent" loext:char-shading-value="0" style:font-name-asian="JetBrains Mono" style:font-name-complex="JetBrains Mono"/>
    </style:style>
    <style:style style:name="T13" style:family="text">
      <style:text-properties style:use-window-font-color="true" loext:opacity="0%" style:font-name="Times New Roman" fo:font-size="12pt" fo:font-weight="normal" fo:background-color="transparent" loext:char-shading-value="0" style:font-name-asian="Times New Roman" style:font-name-complex="Times New Roman"/>
    </style:style>
    <style:style style:name="T14" style:family="text">
      <style:text-properties style:use-window-font-color="true" loext:opacity="0%" style:font-name="Times New Roman" fo:font-size="14pt" fo:font-weight="normal" fo:background-color="transparent" loext:char-shading-value="0" style:font-name-asian="Times New Roman" style:font-name-complex="Times New Roman"/>
    </style:style>
    <style:style style:name="T15" style:family="text">
      <style:text-properties fo:color="#507874" loext:opacity="100%" style:font-name="JetBrains Mono" fo:font-size="10pt" fo:font-weight="normal" fo:background-color="transparent" loext:char-shading-value="0" style:font-name-asian="JetBrains Mono" style:font-name-complex="JetBrains Mono"/>
    </style:style>
    <style:style style:name="T16" style:family="text">
      <style:text-properties fo:color="#e8bf6a" loext:opacity="100%" style:font-name="JetBrains Mono" fo:font-size="10pt" fo:font-weight="normal" fo:background-color="transparent" loext:char-shading-value="0" style:font-name-asian="JetBrains Mono" style:font-name-complex="JetBrains Mono"/>
    </style:style>
    <style:style style:name="T17" style:family="text">
      <style:text-properties fo:color="#e8bf6a" loext:opacity="100%" style:font-name="Times New Roman" fo:font-size="10pt" fo:font-weight="normal" fo:background-color="transparent" loext:char-shading-value="0" style:font-name-asian="Times New Roman" style:font-name-complex="Times New Roman"/>
    </style:style>
    <style:style style:name="T18" style:family="text">
      <style:text-properties fo:color="#bababa" loext:opacity="100%" style:font-name="JetBrains Mono" fo:font-size="10pt" fo:font-weight="normal" fo:background-color="transparent" loext:char-shading-value="0" style:font-name-asian="JetBrains Mono" style:font-name-complex="JetBrains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ckage </text:span><text:span text:style-name="T2">com.thbs.mainpack</text:span><text:span text:style-name="T1">;<text:line-break/><text:line-break/>import </text:span><text:span text:style-name="T2">com.thbs.spack.Student</text:span><text:span text:style-name="T1">;<text:line-break/><text:line-break/>import </text:span><text:span text:style-name="T2">java.util.ArrayList</text:span><text:span text:style-name="T1">;<text:line-break/>import </text:span><text:span text:style-name="T2">java.util.Collections</text:span><text:span text:style-name="T1">;<text:line-break/><text:line-break/>public class </text:span><text:span text:style-name="T2">Main {<text:line-break/><text:line-break/> <text:s text:c="3"/></text:span><text:span text:style-name="T1">public static void </text:span><text:span text:style-name="T5">main</text:span><text:span text:style-name="T2">(String[] args) {<text:line-break/> <text:s text:c="7"/>ArrayList&lt;Student&gt; slist = </text:span><text:span text:style-name="T1">new </text:span><text:span text:style-name="T2">ArrayList&lt;&gt;()</text:span><text:span text:style-name="T1">;<text:line-break/> <text:s text:c="7"/></text:span><text:span text:style-name="T2">slist.add(</text:span><text:span text:style-name="T1">new </text:span><text:span text:style-name="T2">Student(</text:span><text:span text:style-name="T6">100</text:span><text:span text:style-name="T1">,</text:span><text:span text:style-name="T7">"kannappagoud"</text:span><text:span text:style-name="T1">, </text:span><text:span text:style-name="T6">75</text:span><text:span text:style-name="T2">))</text:span><text:span text:style-name="T1">;<text:line-break/> <text:s text:c="7"/></text:span><text:span text:style-name="T2">slist.add(</text:span><text:span text:style-name="T1">new </text:span><text:span text:style-name="T2">Student(</text:span><text:span text:style-name="T6">30</text:span><text:span text:style-name="T1">,</text:span><text:span text:style-name="T7">"ranjit"</text:span><text:span text:style-name="T1">, </text:span><text:span text:style-name="T6">65</text:span><text:span text:style-name="T2">))</text:span><text:span text:style-name="T1">;<text:line-break/> <text:s text:c="7"/></text:span><text:span text:style-name="T2">slist.add(</text:span><text:span text:style-name="T1">new </text:span><text:span text:style-name="T2">Student(</text:span><text:span text:style-name="T6">50</text:span><text:span text:style-name="T1">,</text:span><text:span text:style-name="T7">"pavan"</text:span><text:span text:style-name="T1">, </text:span><text:span text:style-name="T6">85</text:span><text:span text:style-name="T2">))</text:span><text:span text:style-name="T1">;<text:line-break/> <text:s text:c="7"/></text:span><text:span text:style-name="T2">slist.add(</text:span><text:span text:style-name="T1">new </text:span><text:span text:style-name="T2">Student(</text:span><text:span text:style-name="T6">40</text:span><text:span text:style-name="T1">,</text:span><text:span text:style-name="T7">"chaitra"</text:span><text:span text:style-name="T1">, </text:span><text:span text:style-name="T6">75</text:span><text:span text:style-name="T2">))</text:span><text:span text:style-name="T1">;<text:line-break/> <text:s text:c="7"/></text:span><text:span text:style-name="T2">slist.add(</text:span><text:span text:style-name="T1">new </text:span><text:span text:style-name="T2">Student(</text:span><text:span text:style-name="T6">60</text:span><text:span text:style-name="T1">,</text:span><text:span text:style-name="T7">"manju"</text:span><text:span text:style-name="T1">, </text:span><text:span text:style-name="T6">75</text:span><text:span text:style-name="T2">))</text:span><text:span text:style-name="T1">;<text:line-break/><text:line-break/><text:line-break/> <text:s text:c="7"/></text:span><text:span text:style-name="T2">System.</text:span><text:span text:style-name="T9">out</text:span><text:span text:style-name="T2">.println(</text:span><text:span text:style-name="T7">"Printing before sorting"</text:span><text:span text:style-name="T2">)</text:span><text:span text:style-name="T1">;<text:line-break/> <text:s text:c="7"/>for</text:span><text:span text:style-name="T2">(Student s:slist)<text:line-break/> <text:s text:c="11"/>System.</text:span><text:span text:style-name="T9">out</text:span><text:span text:style-name="T2">.println(s)</text:span><text:span text:style-name="T1">;<text:line-break/> <text:s text:c="7"/></text:span><text:span text:style-name="T2">Collections.</text:span><text:span text:style-name="T3">sort</text:span><text:span text:style-name="T2">(slist)</text:span><text:span text:style-name="T1">;<text:line-break/><text:line-break/> <text:s text:c="7"/></text:span><text:span text:style-name="T2">System.</text:span><text:span text:style-name="T9">out</text:span><text:span text:style-name="T2">.println(</text:span><text:span text:style-name="T7">"print after sorting"</text:span><text:span text:style-name="T2">)</text:span><text:span text:style-name="T1">;<text:line-break/> <text:s text:c="7"/>for</text:span><text:span text:style-name="T2">(Student s:slist)<text:line-break/> <text:s text:c="11"/>System.</text:span><text:span text:style-name="T9">out</text:span><text:span text:style-name="T2">.println(s)</text:span><text:span text:style-name="T1">;<text:line-break/> <text:s text:c="7"/></text:span><text:span text:style-name="T11">//Collections.sort(slist);<text:line-break/><text:line-break/><text:line-break/> <text:s text:c="3"/></text:span><text:span text:style-name="T2">}<text:line-break/>}<text:line-break/></text:span></text:p>
      <text:p text:style-name="P1"><text:span text:style-name="T1">package </text:span><text:span text:style-name="T2">com.thbs.spack</text:span><text:span text:style-name="T1">;<text:line-break/><text:line-break/>public class </text:span><text:span text:style-name="T2">Student </text:span><text:span text:style-name="T1">implements </text:span><text:span text:style-name="T2">Comparable&lt;Student&gt; {<text:line-break/> <text:s text:c="3"/></text:span><text:span text:style-name="T1">private int </text:span><text:span text:style-name="T10">id</text:span><text:span text:style-name="T1">;<text:line-break/> <text:s text:c="3"/>private </text:span><text:span text:style-name="T2">String </text:span><text:span text:style-name="T10">name</text:span><text:span text:style-name="T1">;<text:line-break/> <text:s text:c="3"/>private int </text:span><text:span text:style-name="T10">marks</text:span><text:span text:style-name="T1">;<text:line-break/><text:line-break/> <text:s text:c="3"/>public </text:span><text:span text:style-name="T5">Student</text:span><text:span text:style-name="T2">(</text:span><text:span text:style-name="T1">int </text:span><text:span text:style-name="T2">id</text:span><text:span text:style-name="T1">, </text:span><text:span text:style-name="T2">String name</text:span><text:span text:style-name="T1">, int </text:span><text:span text:style-name="T2">marks) {<text:line-break/> <text:s text:c="7"/></text:span><text:span text:style-name="T1">this</text:span><text:span text:style-name="T2">.</text:span><text:span text:style-name="T10">id </text:span><text:span text:style-name="T2">= id</text:span><text:span text:style-name="T1">;<text:line-break/> <text:s text:c="7"/>this</text:span><text:span text:style-name="T2">.</text:span><text:span text:style-name="T10">name </text:span><text:span text:style-name="T2">= name</text:span><text:span text:style-name="T1">;<text:line-break/> <text:s text:c="7"/>this</text:span><text:span text:style-name="T2">.</text:span><text:span text:style-name="T10">marks </text:span><text:span text:style-name="T2">= marks</text:span><text:span text:style-name="T1">;<text:line-break/> <text:s text:c="3"/></text:span><text:span text:style-name="T2">}<text:line-break/><text:line-break/> <text:s text:c="3"/></text:span><text:span text:style-name="T12">@Override<text:line-break/> <text:s text:c="3"/></text:span><text:span text:style-name="T1">public </text:span><text:span text:style-name="T2">String </text:span><text:span text:style-name="T5">toString</text:span><text:span text:style-name="T2">() {<text:line-break/> <text:s text:c="7"/></text:span><text:span text:style-name="T1">return </text:span><text:span text:style-name="T7">"Student{" </text:span><text:span text:style-name="T2">+<text:line-break/> <text:s text:c="15"/></text:span><text:span text:style-name="T7">"id=" </text:span><text:span text:style-name="T2">+ </text:span><text:span text:style-name="T10">id </text:span><text:span text:style-name="T2">+<text:line-break/> <text:s text:c="15"/></text:span><text:span text:style-name="T7">", name='" </text:span><text:span text:style-name="T2">+ </text:span><text:span text:style-name="T10">name </text:span><text:span text:style-name="T2">+ </text:span><text:span text:style-name="T7">'</text:span><text:span text:style-name="T1">\'</text:span><text:span text:style-name="T7">' </text:span><text:span text:style-name="T2">+<text:line-break/> <text:s text:c="15"/></text:span><text:span text:style-name="T7">", marks=" </text:span><text:span text:style-name="T2">+ </text:span><text:span text:style-name="T10">marks </text:span><text:span text:style-name="T2">+<text:line-break/> <text:s text:c="15"/></text:span><text:span text:style-name="T7">'}'</text:span><text:span text:style-name="T1">;<text:line-break/> <text:s text:c="3"/></text:span><text:span text:style-name="T2">}<text:line-break/><text:line-break/></text:span><text:soft-page-break/><text:span text:style-name="T2"> <text:s text:c="3"/></text:span><text:span text:style-name="T12">@Override<text:line-break/> <text:s text:c="3"/></text:span><text:span text:style-name="T1">public int </text:span><text:span text:style-name="T5">compareTo</text:span><text:span text:style-name="T2">(Student s) {<text:line-break/> <text:s text:c="7"/></text:span><text:span text:style-name="T11">// in accending order<text:line-break/> <text:s text:c="7"/>// if (marks&gt;s.marks)<text:line-break/> <text:s text:c="7"/>//in decending order<text:line-break/><text:line-break/><text:line-break/><text:line-break/> <text:s text:c="7"/>// decending order of marks,marks are equal then sorting accending order id<text:line-break/> <text:s text:c="7"/></text:span><text:span text:style-name="T1">if</text:span><text:span text:style-name="T2">(</text:span><text:span text:style-name="T10">marks</text:span><text:span text:style-name="T2">&gt;s.</text:span><text:span text:style-name="T10">marks</text:span><text:span text:style-name="T2">)<text:line-break/> <text:s text:c="7"/></text:span><text:span text:style-name="T1">return </text:span><text:span text:style-name="T6">1</text:span><text:span text:style-name="T1">;<text:line-break/> <text:s text:c="7"/>else<text:line-break/> <text:s text:c="11"/>if</text:span><text:span text:style-name="T2">(</text:span><text:span text:style-name="T10">marks</text:span><text:span text:style-name="T2">==s.</text:span><text:span text:style-name="T10">marks</text:span><text:span text:style-name="T2">)<text:line-break/> <text:s text:c="11"/>{<text:line-break/> <text:s text:c="15"/></text:span><text:span text:style-name="T1">if</text:span><text:span text:style-name="T2">(</text:span><text:span text:style-name="T10">id</text:span><text:span text:style-name="T2">&gt;s.</text:span><text:span text:style-name="T10">id</text:span><text:span text:style-name="T2">)<text:line-break/> <text:s text:c="19"/></text:span><text:span text:style-name="T1">return </text:span><text:span text:style-name="T6">1</text:span><text:span text:style-name="T1">;<text:line-break/> <text:s text:c="15"/>else<text:line-break/> <text:s text:c="19"/>if</text:span><text:span text:style-name="T2">(</text:span><text:span text:style-name="T10">id</text:span><text:span text:style-name="T2">==s.</text:span><text:span text:style-name="T10">id</text:span><text:span text:style-name="T2">)<text:line-break/> <text:s text:c="23"/></text:span><text:span text:style-name="T1">return </text:span><text:span text:style-name="T6">0</text:span><text:span text:style-name="T1">;<text:line-break/> <text:s text:c="19"/>else<text:line-break/> <text:s text:c="23"/>return </text:span><text:span text:style-name="T2">-</text:span><text:span text:style-name="T6">1</text:span><text:span text:style-name="T1">;<text:line-break/> <text:s text:c="11"/></text:span><text:span text:style-name="T2">}<text:line-break/><text:line-break/> <text:s text:c="11"/></text:span><text:span text:style-name="T1">else<text:line-break/> <text:s text:c="15"/>return </text:span><text:span text:style-name="T2">-</text:span><text:span text:style-name="T6">1</text:span><text:span text:style-name="T1">;<text:line-break/><text:line-break/> <text:s text:c="3"/></text:span><text:span text:style-name="T2">}<text:line-break/>}<text:line-break/></text:span></text:p>
      <text:p text:style-name="P2"><text:s text:c="2"/>output</text:p>
      <text:p text:style-name="P2">Printing before sorting</text:p>
      <text:p text:style-name="P2">Student{id=100, name='kannappagoud', marks=75}</text:p>
      <text:p text:style-name="P2">Student{id=30, name='ranjit', marks=65}</text:p>
      <text:p text:style-name="P2">Student{id=50, name='pavan', marks=85}</text:p>
      <text:p text:style-name="P2">Student{id=40, name='chaitra', marks=75}</text:p>
      <text:p text:style-name="P2">Student{id=60, name='manju', marks=75}</text:p>
      <text:p text:style-name="P2">print after sorting</text:p>
      <text:p text:style-name="P2">Student{id=30, name='ranjit', marks=65}</text:p>
      <text:p text:style-name="P2">Student{id=40, name='chaitra', marks=75}</text:p>
      <text:p text:style-name="P2">Student{id=60, name='manju', marks=75}</text:p>
      <text:p text:style-name="P2">Student{id=100, name='kannappagoud', marks=75}</text:p>
      <text:p text:style-name="P6">Student{id=50, name='pavan', marks=85}</text:p>
      <text:p text:style-name="P6"><text:soft-page-break/>Process finished with exit code 0</text:p>
      <text:p text:style-name="P6"/>
      <text:p text:style-name="P6"/>
      <text:p text:style-name="P1"><text:span text:style-name="T1">import </text:span><text:span text:style-name="T2">com.thbs.comparatorpack.AgeComparator</text:span><text:span text:style-name="T1">;<text:line-break/>import </text:span><text:span text:style-name="T2">com.thbs.comparatorpack.NameComparator</text:span><text:span text:style-name="T1">;<text:line-break/>import </text:span><text:span text:style-name="T2">com.thbs.personpack.Person</text:span><text:span text:style-name="T1">;<text:line-break/><text:line-break/>import </text:span><text:span text:style-name="T2">java.util.ArrayList</text:span><text:span text:style-name="T1">;<text:line-break/>import </text:span><text:span text:style-name="T2">java.util.Collections</text:span><text:span text:style-name="T1">;<text:line-break/><text:line-break/>public class </text:span><text:span text:style-name="T2">Main {<text:line-break/> <text:s text:c="3"/></text:span><text:span text:style-name="T1">public static void </text:span><text:span text:style-name="T5">main</text:span><text:span text:style-name="T2">(String[] args) {<text:line-break/><text:line-break/> <text:s text:c="7"/>ArrayList&lt;Person&gt; plist = </text:span><text:span text:style-name="T1">new </text:span><text:span text:style-name="T2">ArrayList&lt;Person&gt;()</text:span><text:span text:style-name="T1">;<text:line-break/> <text:s text:c="7"/></text:span><text:span text:style-name="T2">plist.add(</text:span><text:span text:style-name="T1">new </text:span><text:span text:style-name="T2">Person(</text:span><text:span text:style-name="T6">10</text:span><text:span text:style-name="T1">,</text:span><text:span text:style-name="T7">"sagar"</text:span><text:span text:style-name="T1">, </text:span><text:span text:style-name="T6">50</text:span><text:span text:style-name="T2">))</text:span><text:span text:style-name="T1">;<text:line-break/> <text:s text:c="7"/></text:span><text:span text:style-name="T2">plist.add(</text:span><text:span text:style-name="T1">new </text:span><text:span text:style-name="T2">Person(</text:span><text:span text:style-name="T6">20</text:span><text:span text:style-name="T1">,</text:span><text:span text:style-name="T7">"priya"</text:span><text:span text:style-name="T1">, </text:span><text:span text:style-name="T6">15</text:span><text:span text:style-name="T2">))</text:span><text:span text:style-name="T1">;<text:line-break/> <text:s text:c="7"/></text:span><text:span text:style-name="T2">plist.add(</text:span><text:span text:style-name="T1">new </text:span><text:span text:style-name="T2">Person(</text:span><text:span text:style-name="T6">30</text:span><text:span text:style-name="T1">,</text:span><text:span text:style-name="T7">"kannappa"</text:span><text:span text:style-name="T1">, </text:span><text:span text:style-name="T6">25</text:span><text:span text:style-name="T2">))</text:span><text:span text:style-name="T1">;<text:line-break/> <text:s text:c="7"/></text:span><text:span text:style-name="T2">plist.add(</text:span><text:span text:style-name="T1">new </text:span><text:span text:style-name="T2">Person(</text:span><text:span text:style-name="T6">40</text:span><text:span text:style-name="T1">,</text:span><text:span text:style-name="T7">"arun"</text:span><text:span text:style-name="T1">, </text:span><text:span text:style-name="T6">35</text:span><text:span text:style-name="T2">))</text:span><text:span text:style-name="T1">;<text:line-break/><text:line-break/> <text:s text:c="7"/></text:span><text:span text:style-name="T2">System.</text:span><text:span text:style-name="T9">out</text:span><text:span text:style-name="T2">.println(plist)</text:span><text:span text:style-name="T1">;<text:line-break/> <text:s text:c="7"/></text:span><text:span text:style-name="T2">Collections.</text:span><text:span text:style-name="T3">sort</text:span><text:span text:style-name="T2">(plist</text:span><text:span text:style-name="T1">,new </text:span><text:span text:style-name="T2">AgeComparator())</text:span><text:span text:style-name="T1">;<text:line-break/> <text:s text:c="7"/></text:span><text:span text:style-name="T2">System.</text:span><text:span text:style-name="T9">out</text:span><text:span text:style-name="T2">.println(plist)</text:span><text:span text:style-name="T1">;<text:line-break/> <text:s text:c="7"/></text:span><text:span text:style-name="T2">Collections.</text:span><text:span text:style-name="T3">sort</text:span><text:span text:style-name="T2">(plist</text:span><text:span text:style-name="T1">,new </text:span><text:span text:style-name="T2">NameComparator())</text:span><text:span text:style-name="T1">;<text:line-break/> <text:s text:c="7"/></text:span><text:span text:style-name="T2">System.</text:span><text:span text:style-name="T9">out</text:span><text:span text:style-name="T2">.println(plist)</text:span><text:span text:style-name="T1">;<text:line-break/> <text:s text:c="3"/></text:span><text:span text:style-name="T2">}<text:line-break/>}<text:line-break/></text:span></text:p>
      <text:p text:style-name="P1"><text:span text:style-name="T1">package </text:span><text:span text:style-name="T2">com.thbs.comparatorpack</text:span><text:span text:style-name="T1">;<text:line-break/><text:line-break/>import </text:span><text:span text:style-name="T2">com.thbs.personpack.Person</text:span><text:span text:style-name="T1">;<text:line-break/><text:line-break/>import </text:span><text:span text:style-name="T2">java.util.Comparator</text:span><text:span text:style-name="T1">;<text:line-break/><text:line-break/>public class </text:span><text:span text:style-name="T2">AgeComparator </text:span><text:span text:style-name="T1">implements </text:span><text:span text:style-name="T2">Comparator&lt;Person&gt; {<text:line-break/> <text:s text:c="3"/></text:span><text:span text:style-name="T12">@Override<text:line-break/> <text:s text:c="3"/></text:span><text:span text:style-name="T1">public int </text:span><text:span text:style-name="T5">compare</text:span><text:span text:style-name="T2">(Person p1</text:span><text:span text:style-name="T1">, </text:span><text:span text:style-name="T2">Person p2) {<text:line-break/> <text:s text:c="7"/></text:span><text:span text:style-name="T1">if</text:span><text:span text:style-name="T2">(p1.getAge()&gt;p2.getAge())<text:line-break/> <text:s text:c="11"/></text:span><text:span text:style-name="T1">return </text:span><text:span text:style-name="T6">1</text:span><text:span text:style-name="T1">;<text:line-break/> <text:s text:c="7"/>else<text:line-break/> <text:s text:c="11"/>if</text:span><text:span text:style-name="T2">(p1.getAge()==p2.getAge())<text:line-break/> <text:s text:c="15"/></text:span><text:span text:style-name="T1">return </text:span><text:span text:style-name="T6">0</text:span><text:span text:style-name="T1">;<text:line-break/> <text:s text:c="11"/>else<text:line-break/> <text:s text:c="15"/>return </text:span><text:span text:style-name="T2">-</text:span><text:span text:style-name="T6">1</text:span><text:span text:style-name="T1">;<text:line-break/> <text:s text:c="3"/></text:span><text:span text:style-name="T2">}<text:line-break/>}<text:line-break/></text:span></text:p>
      <text:p text:style-name="P1"><text:span text:style-name="T1">package </text:span><text:span text:style-name="T2">com.thbs.comparatorpack</text:span><text:span text:style-name="T1">;<text:line-break/><text:line-break/>import </text:span><text:span text:style-name="T2">com.thbs.personpack.Person</text:span><text:span text:style-name="T1">;<text:line-break/><text:line-break/>import </text:span><text:span text:style-name="T2">java.util.Comparator</text:span><text:span text:style-name="T1">;<text:line-break/></text:span><text:soft-page-break/><text:span text:style-name="T1"><text:line-break/>public class </text:span><text:span text:style-name="T2">NameComparator </text:span><text:span text:style-name="T1">implements </text:span><text:span text:style-name="T2">Comparator&lt;Person&gt; {<text:line-break/> <text:s text:c="3"/></text:span><text:span text:style-name="T12">@Override<text:line-break/> <text:s text:c="3"/></text:span><text:span text:style-name="T1">public int </text:span><text:span text:style-name="T5">compare</text:span><text:span text:style-name="T2">(Person p1</text:span><text:span text:style-name="T1">, </text:span><text:span text:style-name="T2">Person p2) {<text:line-break/> <text:s text:c="7"/></text:span><text:span text:style-name="T1">return</text:span><text:span text:style-name="T2">(p1.getName().compareTo(p2.getName()))</text:span><text:span text:style-name="T1">;<text:line-break/><text:line-break/> <text:s text:c="3"/></text:span><text:span text:style-name="T2">}<text:line-break/>}<text:line-break/></text:span></text:p>
      <text:p text:style-name="P3"><text:s text:c="5"/>output</text:p>
      <text:p text:style-name="P4">[Person{id=10, name='sagar', age=50}, Person{id=20, name='priya', age=15}, Person{id=30, name='kannappa', age=25}, Person{id=40, name='arun', age=35}]</text:p>
      <text:p text:style-name="P4">[Person{id=20, name='priya', age=15}, Person{id=30, name='kannappa', age=25}, Person{id=40, name='arun', age=35}, Person{id=10, name='sagar', age=50}]</text:p>
      <text:p text:style-name="P4">[Person{id=40, name='arun', age=35}, Person{id=30, name='kannappa', age=25}, Person{id=20, name='priya', age=15}, Person{id=10, name='sagar', age=50}</text:p>
      <text:p text:style-name="P4">Process finished with exit code 0</text:p>
      <text:p text:style-name="P4">[Person{id=10, name='sagar', age=50}, Person{id=20, name='priya', age=15}, Person{id=30, name='kannappa', age=25}, Person{id=40, name='arun', age=35}]</text:p>
      <text:p text:style-name="P4">[Person{id=20, name='priya', age=15}, Person{id=30, name='kannappa', age=25}, Person{id=40, name='arun', age=35}, Person{id=10, name='sagar', age=50}]</text:p>
      <text:p text:style-name="P4">[Person{id=40, name='arun', age=35}, Person{id=30, name='kannappa', age=25}, Person{id=20, name='priya', age=15}, Person{id=10, name='sagar', age=50}]</text:p>
      <text:p text:style-name="P4">Process finished with exit code 0</text:p>
      <text:p text:style-name="P4"/>
      <text:p text:style-name="P4"/>
      <text:p text:style-name="P4">Dqueue</text:p>
      <text:p text:style-name="P4"/>
      <text:p text:style-name="P1"><text:span text:style-name="T1">package </text:span><text:span text:style-name="T2">com.thbs.mainpack</text:span><text:span text:style-name="T1">;<text:line-break/><text:line-break/>import </text:span><text:span text:style-name="T2">com.thbs.ipack.Item</text:span><text:span text:style-name="T1">;<text:line-break/><text:line-break/>import </text:span><text:span text:style-name="T2">java.util.PriorityQueue</text:span><text:span text:style-name="T1">;<text:line-break/>import </text:span><text:span text:style-name="T2">java.util.Queue</text:span><text:span text:style-name="T1">;<text:line-break/><text:line-break/>public class </text:span><text:span text:style-name="T2">Main {<text:line-break/><text:line-break/> <text:s text:c="3"/></text:span><text:span text:style-name="T1">public static void </text:span><text:span text:style-name="T5">main</text:span><text:span text:style-name="T2">(String[] args) {<text:line-break/><text:line-break/> <text:s text:c="7"/>Queue&lt;Item&gt; pq = </text:span><text:span text:style-name="T1">new </text:span><text:span text:style-name="T2">PriorityQueue&lt;Item&gt;()</text:span><text:span text:style-name="T1">;<text:line-break/></text:span><text:soft-page-break/><text:span text:style-name="T1"> <text:s text:c="7"/></text:span><text:span text:style-name="T2">pq.add(</text:span><text:span text:style-name="T1">new </text:span><text:span text:style-name="T2">Item(</text:span><text:span text:style-name="T6">165</text:span><text:span text:style-name="T1">, </text:span><text:span text:style-name="T7">"java"</text:span><text:span text:style-name="T2">))</text:span><text:span text:style-name="T1">;<text:line-break/> <text:s text:c="7"/></text:span><text:span text:style-name="T2">pq.add(</text:span><text:span text:style-name="T1">new </text:span><text:span text:style-name="T2">Item(</text:span><text:span text:style-name="T6">167</text:span><text:span text:style-name="T1">, </text:span><text:span text:style-name="T7">"html"</text:span><text:span text:style-name="T2">))</text:span><text:span text:style-name="T1">;<text:line-break/> <text:s text:c="7"/></text:span><text:span text:style-name="T2">pq.add(</text:span><text:span text:style-name="T1">new </text:span><text:span text:style-name="T2">Item(</text:span><text:span text:style-name="T6">16</text:span><text:span text:style-name="T1">, </text:span><text:span text:style-name="T7">"oops"</text:span><text:span text:style-name="T2">))</text:span><text:span text:style-name="T1">;<text:line-break/> <text:s text:c="7"/></text:span><text:span text:style-name="T2">pq.add(</text:span><text:span text:style-name="T1">new </text:span><text:span text:style-name="T2">Item(</text:span><text:span text:style-name="T6">65</text:span><text:span text:style-name="T1">, </text:span><text:span text:style-name="T7">"web"</text:span><text:span text:style-name="T2">))</text:span><text:span text:style-name="T1">;<text:line-break/> <text:s text:c="7"/></text:span><text:span text:style-name="T2">pq.add(</text:span><text:span text:style-name="T1">new </text:span><text:span text:style-name="T2">Item(</text:span><text:span text:style-name="T6">100</text:span><text:span text:style-name="T1">, </text:span><text:span text:style-name="T7">"c"</text:span><text:span text:style-name="T2">))</text:span><text:span text:style-name="T1">;<text:line-break/> <text:s text:c="7"/></text:span><text:span text:style-name="T2">pq.add(</text:span><text:span text:style-name="T1">new </text:span><text:span text:style-name="T2">Item(</text:span><text:span text:style-name="T6">55</text:span><text:span text:style-name="T1">, </text:span><text:span text:style-name="T7">"javaScript"</text:span><text:span text:style-name="T2">))</text:span><text:span text:style-name="T1">;<text:line-break/> <text:s text:c="7"/></text:span><text:span text:style-name="T2">System.</text:span><text:span text:style-name="T9">out</text:span><text:span text:style-name="T2">.println(</text:span><text:span text:style-name="T7">"*************************************"</text:span><text:span text:style-name="T2">)</text:span><text:span text:style-name="T1">;<text:line-break/> <text:s text:c="7"/>for </text:span><text:span text:style-name="T2">(Item i : pq) {<text:line-break/> <text:s text:c="11"/>System.</text:span><text:span text:style-name="T9">out</text:span><text:span text:style-name="T2">.println(i)</text:span><text:span text:style-name="T1">;<text:line-break/> <text:s text:c="7"/></text:span><text:span text:style-name="T2">}<text:line-break/> <text:s text:c="7"/>System.</text:span><text:span text:style-name="T9">out</text:span><text:span text:style-name="T2">.println(pq.poll())</text:span><text:span text:style-name="T1">;<text:line-break/> <text:s text:c="7"/></text:span><text:span text:style-name="T2">System.</text:span><text:span text:style-name="T9">out</text:span><text:span text:style-name="T2">.println(</text:span><text:span text:style-name="T7">"*************************************"</text:span><text:span text:style-name="T2">)</text:span><text:span text:style-name="T1">;<text:line-break/> <text:s text:c="7"/>for </text:span><text:span text:style-name="T2">(Item i : pq) {<text:line-break/> <text:s text:c="11"/>System.</text:span><text:span text:style-name="T9">out</text:span><text:span text:style-name="T2">.println(i)</text:span><text:span text:style-name="T1">;<text:line-break/> <text:s text:c="7"/></text:span><text:span text:style-name="T2">}<text:line-break/> <text:s text:c="7"/>System.</text:span><text:span text:style-name="T9">out</text:span><text:span text:style-name="T2">.println(pq.poll())</text:span><text:span text:style-name="T1">;<text:line-break/> <text:s text:c="7"/></text:span><text:span text:style-name="T2">System.</text:span><text:span text:style-name="T9">out</text:span><text:span text:style-name="T2">.println(</text:span><text:span text:style-name="T7">"*************************************"</text:span><text:span text:style-name="T2">)</text:span><text:span text:style-name="T1">;<text:line-break/> <text:s text:c="7"/>for </text:span><text:span text:style-name="T2">(Item i : pq) {<text:line-break/> <text:s text:c="11"/>System.</text:span><text:span text:style-name="T9">out</text:span><text:span text:style-name="T2">.println(i)</text:span><text:span text:style-name="T1">;<text:line-break/> <text:s text:c="7"/></text:span><text:span text:style-name="T2">}<text:line-break/><text:line-break/><text:line-break/> <text:s text:c="3"/>}<text:line-break/>}</text:span></text:p>
      <text:p text:style-name="P5">Item.java</text:p>
      <text:p text:style-name="P1"><text:span text:style-name="T1">package </text:span><text:span text:style-name="T2">com.thbs.ipack</text:span><text:span text:style-name="T1">;<text:line-break/><text:line-break/>public class </text:span><text:span text:style-name="T2">Item </text:span><text:span text:style-name="T1">implements </text:span><text:span text:style-name="T2">Comparable&lt;Item&gt;{<text:line-break/> <text:s text:c="3"/></text:span><text:span text:style-name="T1">private int </text:span><text:span text:style-name="T10">id</text:span><text:span text:style-name="T1">;<text:line-break/> <text:s text:c="3"/>private </text:span><text:span text:style-name="T2">String </text:span><text:span text:style-name="T10">name</text:span><text:span text:style-name="T1">;<text:line-break/><text:line-break/> <text:s text:c="3"/>public </text:span><text:span text:style-name="T5">Item</text:span><text:span text:style-name="T2">(</text:span><text:span text:style-name="T1">int </text:span><text:span text:style-name="T2">id</text:span><text:span text:style-name="T1">, </text:span><text:span text:style-name="T2">String name) {<text:line-break/> <text:s text:c="7"/></text:span><text:span text:style-name="T1">this</text:span><text:span text:style-name="T2">.</text:span><text:span text:style-name="T10">id </text:span><text:span text:style-name="T2">= id</text:span><text:span text:style-name="T1">;<text:line-break/> <text:s text:c="7"/>this</text:span><text:span text:style-name="T2">.</text:span><text:span text:style-name="T10">name </text:span><text:span text:style-name="T2">= name</text:span><text:span text:style-name="T1">;<text:line-break/> <text:s text:c="3"/></text:span><text:span text:style-name="T2">}<text:line-break/><text:line-break/> <text:s text:c="3"/></text:span><text:span text:style-name="T1">public int </text:span><text:span text:style-name="T5">getId</text:span><text:span text:style-name="T2">() {<text:line-break/> <text:s text:c="7"/></text:span><text:span text:style-name="T1">return </text:span><text:span text:style-name="T10">id</text:span><text:span text:style-name="T1">;<text:line-break/> <text:s text:c="3"/></text:span><text:span text:style-name="T2">}<text:line-break/><text:line-break/> <text:s text:c="3"/></text:span><text:span text:style-name="T1">public </text:span><text:span text:style-name="T2">String </text:span><text:span text:style-name="T5">getName</text:span><text:span text:style-name="T2">() {<text:line-break/> <text:s text:c="7"/></text:span><text:span text:style-name="T1">return </text:span><text:span text:style-name="T10">name</text:span><text:span text:style-name="T1">;<text:line-break/> <text:s text:c="3"/></text:span><text:span text:style-name="T2">}<text:line-break/><text:line-break/> <text:s text:c="3"/></text:span><text:span text:style-name="T12">@Override<text:line-break/> <text:s text:c="3"/></text:span><text:span text:style-name="T1">public </text:span><text:span text:style-name="T2">String </text:span><text:span text:style-name="T5">toString</text:span><text:span text:style-name="T2">() {<text:line-break/> <text:s text:c="7"/></text:span><text:span text:style-name="T1">return </text:span><text:span text:style-name="T7">"Item{" </text:span><text:span text:style-name="T2">+<text:line-break/> <text:s text:c="15"/></text:span><text:span text:style-name="T7">"id=" </text:span><text:span text:style-name="T2">+ </text:span><text:span text:style-name="T10">id </text:span><text:span text:style-name="T2">+<text:line-break/> <text:s text:c="15"/></text:span><text:span text:style-name="T7">", name='" </text:span><text:span text:style-name="T2">+ </text:span><text:span text:style-name="T10">name </text:span><text:span text:style-name="T2">+ </text:span><text:span text:style-name="T7">'</text:span><text:span text:style-name="T1">\'</text:span><text:span text:style-name="T7">' </text:span><text:span text:style-name="T2">+<text:line-break/> <text:s text:c="15"/></text:span><text:span text:style-name="T7">'}'</text:span><text:span text:style-name="T1">;<text:line-break/> <text:s text:c="3"/></text:span><text:span text:style-name="T2">}<text:line-break/> <text:s text:c="4"/></text:span><text:span text:style-name="T11">// list id value will be given the most priority<text:line-break/> <text:s text:c="3"/></text:span><text:span text:style-name="T12">@Override<text:line-break/> <text:s text:c="3"/></text:span><text:span text:style-name="T1">public int </text:span><text:span text:style-name="T5">compareTo</text:span><text:span text:style-name="T2">(Item i) {<text:line-break/></text:span><text:soft-page-break/><text:span text:style-name="T2"> <text:s text:c="7"/></text:span><text:span text:style-name="T1">if</text:span><text:span text:style-name="T2">(</text:span><text:span text:style-name="T10">id</text:span><text:span text:style-name="T2">&gt;i.</text:span><text:span text:style-name="T10">id</text:span><text:span text:style-name="T2">)<text:line-break/> <text:s text:c="11"/></text:span><text:span text:style-name="T1">return </text:span><text:span text:style-name="T6">1</text:span><text:span text:style-name="T1">;<text:line-break/> <text:s text:c="7"/>else<text:line-break/> <text:s text:c="11"/>if</text:span><text:span text:style-name="T2">(</text:span><text:span text:style-name="T10">id</text:span><text:span text:style-name="T2">==i.</text:span><text:span text:style-name="T10">id</text:span><text:span text:style-name="T2">)<text:line-break/> <text:s text:c="15"/></text:span><text:span text:style-name="T1">return </text:span><text:span text:style-name="T6">0</text:span><text:span text:style-name="T1">;<text:line-break/> <text:s text:c="11"/>else<text:line-break/> <text:s text:c="15"/>return </text:span><text:span text:style-name="T2">-</text:span><text:span text:style-name="T6">1</text:span><text:span text:style-name="T1">;<text:line-break/><text:line-break/><text:line-break/><text:line-break/> <text:s text:c="3"/></text:span><text:span text:style-name="T2">}<text:line-break/>}</text:span><text:span text:style-name="T14"><text:line-break/> <text:s text:c="39"/>output</text:span></text:p>
      <text:p text:style-name="P1"><text:span text:style-name="T14"><text:s text:c="3"/></text:span><text:span text:style-name="T13">Connected to the target VM, address: '127.0.0.1:57859', transport: 'socket'</text:span></text:p>
      <text:p text:style-name="P4">*************************************</text:p>
      <text:p text:style-name="P4">Item{id=16, name='oops'}</text:p>
      <text:p text:style-name="P4">Item{id=65, name='web'}</text:p>
      <text:p text:style-name="P4">Item{id=55, name='javaScript'}</text:p>
      <text:p text:style-name="P4">Item{id=167, name='html'}</text:p>
      <text:p text:style-name="P4">Item{id=100, name='c'}</text:p>
      <text:p text:style-name="P4">Item{id=165, name='java'}</text:p>
      <text:p text:style-name="P4">Item{id=16, name='oops'}</text:p>
      <text:p text:style-name="P4">*************************************</text:p>
      <text:p text:style-name="P4">Item{id=55, name='javaScript'}</text:p>
      <text:p text:style-name="P4">Item{id=65, name='web'}</text:p>
      <text:p text:style-name="P4">Item{id=165, name='java'}</text:p>
      <text:p text:style-name="P4">Item{id=167, name='html'}</text:p>
      <text:p text:style-name="P4">Item{id=100, name='c'}</text:p>
      <text:p text:style-name="P4">Item{id=55, name='javaScript'}</text:p>
      <text:p text:style-name="P4">*************************************</text:p>
      <text:p text:style-name="P4">Item{id=65, name='web'}</text:p>
      <text:p text:style-name="P4">Item{id=100, name='c'}</text:p>
      <text:p text:style-name="P4">Item{id=165, name='java'}</text:p>
      <text:p text:style-name="P4">Item{id=167, name='html'}</text:p>
      <text:p text:style-name="P4"><text:soft-page-break/>Disconnected from the target VM, address: '127.0.0.1:57859', transport: 'socket'</text:p>
      <text:p text:style-name="P4">Process finished with exit code 0tput</text:p>
      <text:p text:style-name="P4">-----------------------------------------------------------------------------------------------------------------------------------------------------------------------------------------------------------------------</text:p>
      <text:p text:style-name="P4"/>
      <text:p text:style-name="P4">Generic classes and Generic methods</text:p>
      <text:p text:style-name="P1"><text:span text:style-name="T1">package </text:span><text:span text:style-name="T2">com.thbs.mainpack</text:span><text:span text:style-name="T1">;<text:line-break/><text:line-break/>import </text:span><text:span text:style-name="T2">com.thbs.gpack.Product</text:span><text:span text:style-name="T1">;<text:line-break/>import </text:span><text:span text:style-name="T2">com.thbs.gpack.Test</text:span><text:span text:style-name="T1">;<text:line-break/><text:line-break/>public class </text:span><text:span text:style-name="T2">Main {<text:line-break/><text:line-break/> <text:s text:c="3"/></text:span><text:span text:style-name="T1">public static void </text:span><text:span text:style-name="T5">main</text:span><text:span text:style-name="T2">(String[] args) {<text:line-break/><text:line-break/> <text:s text:c="7"/>Test&lt;String</text:span><text:span text:style-name="T1">,</text:span><text:span text:style-name="T2">String&gt; tob = </text:span><text:span text:style-name="T1">new </text:span><text:span text:style-name="T2">Test&lt;String</text:span><text:span text:style-name="T1">,</text:span><text:span text:style-name="T2">String&gt;(</text:span><text:span text:style-name="T7">"hello"</text:span><text:span text:style-name="T1">,</text:span><text:span text:style-name="T7">"world"</text:span><text:span text:style-name="T2">)</text:span><text:span text:style-name="T1">;<text:line-break/> <text:s text:c="7"/></text:span><text:span text:style-name="T2">System.</text:span><text:span text:style-name="T9">out</text:span><text:span text:style-name="T2">.println(tob)</text:span><text:span text:style-name="T1">;<text:line-break/> <text:s text:c="7"/></text:span><text:span text:style-name="T2">Test&lt;Integer</text:span><text:span text:style-name="T1">,</text:span><text:span text:style-name="T2">String&gt; tob1 = </text:span><text:span text:style-name="T1">new </text:span><text:span text:style-name="T2">Test&lt;Integer</text:span><text:span text:style-name="T1">,</text:span><text:span text:style-name="T2">String&gt;(</text:span><text:span text:style-name="T6">100</text:span><text:span text:style-name="T1">,</text:span><text:span text:style-name="T7">"kannappagoud"</text:span><text:span text:style-name="T2">)</text:span><text:span text:style-name="T1">;<text:line-break/> <text:s text:c="7"/></text:span><text:span text:style-name="T2">System.</text:span><text:span text:style-name="T9">out</text:span><text:span text:style-name="T2">.println(tob1)</text:span><text:span text:style-name="T1">;<text:line-break/><text:line-break/> <text:s text:c="7"/></text:span><text:span text:style-name="T2">Test&lt;Integer</text:span><text:span text:style-name="T1">, </text:span><text:span text:style-name="T2">Product&gt; tob2 = </text:span><text:span text:style-name="T1">new </text:span><text:span text:style-name="T2">Test&lt;Integer</text:span><text:span text:style-name="T1">,</text:span><text:span text:style-name="T2">Product&gt;(</text:span><text:span text:style-name="T6">100</text:span><text:span text:style-name="T1">,new </text:span><text:span text:style-name="T2">Product(</text:span><text:span text:style-name="T6">10</text:span><text:span text:style-name="T1">,</text:span><text:span text:style-name="T7">"book"</text:span><text:span text:style-name="T2">) )</text:span><text:span text:style-name="T1">;<text:line-break/> <text:s text:c="7"/></text:span><text:span text:style-name="T2">System.</text:span><text:span text:style-name="T9">out</text:span><text:span text:style-name="T2">.println(tob2)</text:span><text:span text:style-name="T1">;<text:line-break/> <text:s text:c="3"/></text:span><text:span text:style-name="T2">}<text:line-break/>}</text:span></text:p>
      <text:p text:style-name="P4"/>
      <text:p text:style-name="P1"><text:span text:style-name="T1">package </text:span><text:span text:style-name="T2">com.thbs.gpack</text:span><text:span text:style-name="T1">;<text:line-break/><text:line-break/>public class </text:span><text:span text:style-name="T2">Product {<text:line-break/> <text:s text:c="3"/></text:span><text:span text:style-name="T1">private int </text:span><text:span text:style-name="T10">id</text:span><text:span text:style-name="T1">;<text:line-break/> <text:s text:c="3"/>private </text:span><text:span text:style-name="T2">String </text:span><text:span text:style-name="T10">pname</text:span><text:span text:style-name="T1">;<text:line-break/><text:line-break/> <text:s text:c="3"/>public </text:span><text:span text:style-name="T5">Product</text:span><text:span text:style-name="T2">(</text:span><text:span text:style-name="T1">int </text:span><text:span text:style-name="T2">id</text:span><text:span text:style-name="T1">, </text:span><text:span text:style-name="T2">String pname) {<text:line-break/> <text:s text:c="7"/></text:span><text:span text:style-name="T1">this</text:span><text:span text:style-name="T2">.</text:span><text:span text:style-name="T10">id </text:span><text:span text:style-name="T2">= id</text:span><text:span text:style-name="T1">;<text:line-break/> <text:s text:c="7"/>this</text:span><text:span text:style-name="T2">.</text:span><text:span text:style-name="T10">pname </text:span><text:span text:style-name="T2">= pname</text:span><text:span text:style-name="T1">;<text:line-break/> <text:s text:c="3"/></text:span><text:span text:style-name="T2">}<text:line-break/><text:line-break/> <text:s text:c="3"/></text:span><text:span text:style-name="T12">@Override<text:line-break/> <text:s text:c="3"/></text:span><text:span text:style-name="T1">public </text:span><text:span text:style-name="T2">String </text:span><text:span text:style-name="T5">toString</text:span><text:span text:style-name="T2">() {<text:line-break/> <text:s text:c="7"/></text:span><text:span text:style-name="T1">return </text:span><text:span text:style-name="T7">"Product{" </text:span><text:span text:style-name="T2">+<text:line-break/> <text:s text:c="15"/></text:span><text:span text:style-name="T7">"id=" </text:span><text:span text:style-name="T2">+ </text:span><text:span text:style-name="T10">id </text:span><text:span text:style-name="T2">+<text:line-break/> <text:s text:c="15"/></text:span><text:span text:style-name="T7">", pname='" </text:span><text:span text:style-name="T2">+ </text:span><text:span text:style-name="T10">pname </text:span><text:span text:style-name="T2">+ </text:span><text:span text:style-name="T7">'</text:span><text:span text:style-name="T1">\'</text:span><text:span text:style-name="T7">' </text:span><text:span text:style-name="T2">+<text:line-break/> <text:s text:c="15"/></text:span><text:span text:style-name="T7">'}'</text:span><text:span text:style-name="T1">;<text:line-break/> <text:s text:c="3"/></text:span><text:span text:style-name="T2">}<text:line-break/><text:line-break/>}<text:line-break/></text:span></text:p>
      <text:p text:style-name="P1"><text:soft-page-break/><text:span text:style-name="T1">package </text:span><text:span text:style-name="T2">com.thbs.gpack</text:span><text:span text:style-name="T1">;<text:line-break/></text:span><text:span text:style-name="T11">//in generic class member varibales are objects / instances<text:line-break/></text:span><text:span text:style-name="T1">public class </text:span><text:span text:style-name="T2">Test &lt;</text:span><text:span text:style-name="T15">T</text:span><text:span text:style-name="T1">,</text:span><text:span text:style-name="T15">U</text:span><text:span text:style-name="T2">&gt;{<text:line-break/> <text:s text:c="3"/></text:span><text:span text:style-name="T1">private </text:span><text:span text:style-name="T15">T </text:span><text:span text:style-name="T10">ob1</text:span><text:span text:style-name="T1">;<text:line-break/> <text:s text:c="3"/>private </text:span><text:span text:style-name="T15">U </text:span><text:span text:style-name="T10">ob2</text:span><text:span text:style-name="T1">;<text:line-break/><text:line-break/> <text:s text:c="3"/>public </text:span><text:span text:style-name="T5">Test</text:span><text:span text:style-name="T2">(</text:span><text:span text:style-name="T15">T </text:span><text:span text:style-name="T2">ob1</text:span><text:span text:style-name="T1">, </text:span><text:span text:style-name="T15">U </text:span><text:span text:style-name="T2">ob2) {<text:line-break/> <text:s text:c="7"/></text:span><text:span text:style-name="T1">this</text:span><text:span text:style-name="T2">.</text:span><text:span text:style-name="T10">ob1 </text:span><text:span text:style-name="T2">= ob1</text:span><text:span text:style-name="T1">;<text:line-break/> <text:s text:c="7"/>this</text:span><text:span text:style-name="T2">.</text:span><text:span text:style-name="T10">ob2 </text:span><text:span text:style-name="T2">= ob2</text:span><text:span text:style-name="T1">;<text:line-break/> <text:s text:c="3"/></text:span><text:span text:style-name="T2">}<text:line-break/><text:line-break/> <text:s text:c="3"/></text:span><text:span text:style-name="T12">@Override<text:line-break/> <text:s text:c="3"/></text:span><text:span text:style-name="T1">public </text:span><text:span text:style-name="T2">String </text:span><text:span text:style-name="T5">toString</text:span><text:span text:style-name="T2">() {<text:line-break/> <text:s text:c="7"/></text:span><text:span text:style-name="T1">return </text:span><text:span text:style-name="T7">"Test{" </text:span><text:span text:style-name="T2">+<text:line-break/> <text:s text:c="15"/></text:span><text:span text:style-name="T7">"ob1=" </text:span><text:span text:style-name="T2">+ </text:span><text:span text:style-name="T10">ob1 </text:span><text:span text:style-name="T2">+<text:line-break/> <text:s text:c="15"/></text:span><text:span text:style-name="T7">", ob2=" </text:span><text:span text:style-name="T2">+ </text:span><text:span text:style-name="T10">ob2 </text:span><text:span text:style-name="T2">+<text:line-break/> <text:s text:c="15"/></text:span><text:span text:style-name="T7">'}'</text:span><text:span text:style-name="T1">;<text:line-break/> <text:s text:c="3"/></text:span><text:span text:style-name="T2">}<text:line-break/><text:line-break/> <text:s text:c="3"/></text:span><text:span text:style-name="T1">public </text:span><text:span text:style-name="T15">T </text:span><text:span text:style-name="T5">getOb1</text:span><text:span text:style-name="T2">() {<text:line-break/> <text:s text:c="7"/></text:span><text:span text:style-name="T1">return </text:span><text:span text:style-name="T10">ob1</text:span><text:span text:style-name="T1">;<text:line-break/> <text:s text:c="3"/></text:span><text:span text:style-name="T2">}<text:line-break/><text:line-break/> <text:s text:c="3"/></text:span><text:span text:style-name="T1">public </text:span><text:span text:style-name="T15">U </text:span><text:span text:style-name="T5">getOb2</text:span><text:span text:style-name="T2">() {<text:line-break/> <text:s text:c="7"/></text:span><text:span text:style-name="T1">return </text:span><text:span text:style-name="T10">ob2</text:span><text:span text:style-name="T1">;<text:line-break/> <text:s text:c="3"/></text:span><text:span text:style-name="T2">}<text:line-break/>}<text:line-break/></text:span><text:span text:style-name="T4"> output</text:span></text:p>
      <text:p text:style-name="P4">Test{ob1=hello, ob2=world}</text:p>
      <text:p text:style-name="P4">Test{ob1=100, ob2=kannappagoud}</text:p>
      <text:p text:style-name="P4">Test{ob1=100, ob2=Product{id=10, pname='book'}}</text:p>
      <text:p text:style-name="P4"/>
      <text:p text:style-name="P4">Process finished with exit code 0</text:p>
      <text:p text:style-name="P4">------------------------------------------------------------------------------------------</text:p>
      <text:p text:style-name="P4"/>
      <text:p text:style-name="P4">generic function with bounds</text:p>
      <text:p text:style-name="P1"><text:span text:style-name="T1">package </text:span><text:span text:style-name="T2">com.thbs.tpack</text:span><text:span text:style-name="T1">;<text:line-break/><text:line-break/>import </text:span><text:span text:style-name="T2">java.util.List</text:span><text:span text:style-name="T1">;<text:line-break/><text:line-break/>public class </text:span><text:span text:style-name="T2">Test {<text:line-break/><text:line-break/> <text:s text:c="3"/></text:span><text:span text:style-name="T1">public static </text:span><text:span text:style-name="T2">Number </text:span><text:span text:style-name="T5">subOfList</text:span><text:span text:style-name="T2">(List&lt;? </text:span><text:span text:style-name="T1">extends </text:span><text:span text:style-name="T2">Number&gt; nlist)<text:line-break/> <text:s text:c="3"/>{<text:line-break/> <text:s text:c="7"/></text:span><text:span text:style-name="T1">double </text:span><text:span text:style-name="T2">s = </text:span><text:span text:style-name="T6">0.0</text:span><text:span text:style-name="T1">;<text:line-break/> <text:s text:c="7"/>for </text:span><text:span text:style-name="T2">(Number n:nlist)<text:line-break/> <text:s text:c="7"/>{<text:line-break/></text:span><text:soft-page-break/><text:span text:style-name="T2"> <text:s text:c="11"/>s+=n.doubleValue()</text:span><text:span text:style-name="T1">;<text:line-break/><text:line-break/> <text:s text:c="7"/></text:span><text:span text:style-name="T2">}<text:line-break/> <text:s text:c="7"/></text:span><text:span text:style-name="T1">return </text:span><text:span text:style-name="T2">s</text:span><text:span text:style-name="T1">;<text:line-break/> <text:s text:c="3"/></text:span><text:span text:style-name="T2">}<text:line-break/> <text:s text:c="3"/></text:span><text:span text:style-name="T1">public static </text:span><text:span text:style-name="T2">Number </text:span><text:span text:style-name="T5">sumOfList</text:span><text:span text:style-name="T2">(List&lt;? </text:span><text:span text:style-name="T1">super </text:span><text:span text:style-name="T2">Double&gt;list)<text:line-break/> <text:s text:c="3"/>{<text:line-break/> <text:s text:c="7"/>Double s=</text:span><text:span text:style-name="T6">0.0</text:span><text:span text:style-name="T1">;<text:line-break/> <text:s text:c="7"/>for </text:span><text:span text:style-name="T2">(Object n:list)<text:line-break/> <text:s text:c="7"/>{<text:line-break/> <text:s text:c="11"/>s+= ((Number)n).doubleValue()</text:span><text:span text:style-name="T1">;<text:line-break/> <text:s text:c="7"/></text:span><text:span text:style-name="T2">}<text:line-break/> <text:s text:c="7"/></text:span><text:span text:style-name="T1">return </text:span><text:span text:style-name="T2">s</text:span><text:span text:style-name="T1">;<text:line-break/> <text:s text:c="3"/></text:span><text:span text:style-name="T2">}<text:line-break/> <text:s text:c="3"/></text:span><text:span text:style-name="T11">// unbounded takes Object class references<text:line-break/> <text:s text:c="3"/></text:span><text:span text:style-name="T1">public static </text:span><text:span text:style-name="T2">Number </text:span><text:span text:style-name="T5">sumOfList2</text:span><text:span text:style-name="T2">(List&lt;?&gt;list)<text:line-break/> <text:s text:c="3"/>{<text:line-break/> <text:s text:c="7"/>Double s=</text:span><text:span text:style-name="T6">0.0</text:span><text:span text:style-name="T1">;<text:line-break/> <text:s text:c="7"/>for </text:span><text:span text:style-name="T2">(Object n:list)<text:line-break/> <text:s text:c="7"/>{<text:line-break/> <text:s text:c="11"/>s+= ((Number)n).doubleValue()</text:span><text:span text:style-name="T1">;<text:line-break/> <text:s text:c="7"/></text:span><text:span text:style-name="T2">}<text:line-break/> <text:s text:c="7"/></text:span><text:span text:style-name="T1">return </text:span><text:span text:style-name="T2">s</text:span><text:span text:style-name="T1">;<text:line-break/> <text:s text:c="3"/></text:span><text:span text:style-name="T2">}<text:line-break/>}<text:line-break/></text:span></text:p>
      <text:p text:style-name="P1"><text:span text:style-name="T1">package </text:span><text:span text:style-name="T2">com.thbs.mainpack</text:span><text:span text:style-name="T1">;<text:line-break/><text:line-break/>import </text:span><text:span text:style-name="T2">com.thbs.tpack.Test</text:span><text:span text:style-name="T1">;<text:line-break/><text:line-break/>import </text:span><text:span text:style-name="T2">java.util.ArrayList</text:span><text:span text:style-name="T1">;<text:line-break/><text:line-break/>public class </text:span><text:span text:style-name="T2">Main {<text:line-break/><text:line-break/> <text:s text:c="3"/></text:span><text:span text:style-name="T1">public static void </text:span><text:span text:style-name="T5">main</text:span><text:span text:style-name="T2">(String[] args) {<text:line-break/><text:line-break/> <text:s text:c="7"/>ArrayList&lt;Integer&gt; ilist = </text:span><text:span text:style-name="T1">new </text:span><text:span text:style-name="T2">ArrayList&lt;Integer&gt;()</text:span><text:span text:style-name="T1">;<text:line-break/> <text:s text:c="7"/></text:span><text:span text:style-name="T2">ilist.add(</text:span><text:span text:style-name="T6">10</text:span><text:span text:style-name="T2">)</text:span><text:span text:style-name="T1">;<text:line-break/> <text:s text:c="7"/></text:span><text:span text:style-name="T2">ilist.add(</text:span><text:span text:style-name="T6">10</text:span><text:span text:style-name="T2">)</text:span><text:span text:style-name="T1">;<text:line-break/> <text:s text:c="7"/></text:span><text:span text:style-name="T2">ilist.add(</text:span><text:span text:style-name="T6">10</text:span><text:span text:style-name="T2">)</text:span><text:span text:style-name="T1">;<text:line-break/> <text:s text:c="7"/></text:span><text:span text:style-name="T2">ilist.add(</text:span><text:span text:style-name="T6">10</text:span><text:span text:style-name="T2">)</text:span><text:span text:style-name="T1">;<text:line-break/> <text:s text:c="7"/></text:span><text:span text:style-name="T2">ilist.add(</text:span><text:span text:style-name="T6">10</text:span><text:span text:style-name="T2">)</text:span><text:span text:style-name="T1">;<text:line-break/> <text:s text:c="7"/></text:span><text:span text:style-name="T2">System.</text:span><text:span text:style-name="T9">out</text:span><text:span text:style-name="T2">.println(Test.</text:span><text:span text:style-name="T3">subOfList</text:span><text:span text:style-name="T2">(ilist))</text:span><text:span text:style-name="T1">;<text:line-break/><text:line-break/> <text:s text:c="7"/></text:span><text:span text:style-name="T2">ArrayList&lt;Object&gt; olist = </text:span><text:span text:style-name="T1">new </text:span><text:span text:style-name="T2">ArrayList&lt;Object&gt;()</text:span><text:span text:style-name="T1">;<text:line-break/> <text:s text:c="7"/></text:span><text:span text:style-name="T2">olist.add(</text:span><text:span text:style-name="T6">10</text:span><text:span text:style-name="T2">)</text:span><text:span text:style-name="T1">;<text:line-break/> <text:s text:c="7"/></text:span><text:span text:style-name="T2">olist.add(</text:span><text:span text:style-name="T6">10</text:span><text:span text:style-name="T2">)</text:span><text:span text:style-name="T1">;<text:line-break/> <text:s text:c="7"/></text:span><text:span text:style-name="T2">olist.add(</text:span><text:span text:style-name="T6">10</text:span><text:span text:style-name="T2">)</text:span><text:span text:style-name="T1">;<text:line-break/> <text:s text:c="7"/></text:span><text:span text:style-name="T2">olist.add(</text:span><text:span text:style-name="T6">10</text:span><text:span text:style-name="T2">)</text:span><text:span text:style-name="T1">;<text:line-break/> <text:s text:c="7"/></text:span><text:span text:style-name="T2">olist.add(</text:span><text:span text:style-name="T6">10</text:span><text:span text:style-name="T2">)</text:span><text:span text:style-name="T1">;<text:line-break/> <text:s text:c="7"/></text:span><text:span text:style-name="T2">System.</text:span><text:span text:style-name="T9">out</text:span><text:span text:style-name="T2">.println(Test.</text:span><text:span text:style-name="T3">sumOfList</text:span><text:span text:style-name="T2">(olist))</text:span><text:span text:style-name="T1">;<text:line-break/><text:line-break/> <text:s text:c="7"/></text:span><text:span text:style-name="T11">// unbounded<text:line-break/><text:line-break/></text:span><text:soft-page-break/><text:span text:style-name="T11"> <text:s text:c="7"/></text:span><text:span text:style-name="T2">ArrayList&lt;Integer&gt; ilist1 = </text:span><text:span text:style-name="T1">new </text:span><text:span text:style-name="T2">ArrayList&lt;Integer&gt;()</text:span><text:span text:style-name="T1">;<text:line-break/> <text:s text:c="7"/></text:span><text:span text:style-name="T2">ilist1.add(</text:span><text:span text:style-name="T6">10</text:span><text:span text:style-name="T2">)</text:span><text:span text:style-name="T1">;<text:line-break/> <text:s text:c="7"/></text:span><text:span text:style-name="T2">ilist1.add(</text:span><text:span text:style-name="T6">10</text:span><text:span text:style-name="T2">)</text:span><text:span text:style-name="T1">;<text:line-break/> <text:s text:c="7"/></text:span><text:span text:style-name="T2">ilist1.add(</text:span><text:span text:style-name="T6">10</text:span><text:span text:style-name="T2">)</text:span><text:span text:style-name="T1">;<text:line-break/> <text:s text:c="7"/></text:span><text:span text:style-name="T2">ilist1.add(</text:span><text:span text:style-name="T6">10</text:span><text:span text:style-name="T2">)</text:span><text:span text:style-name="T1">;<text:line-break/> <text:s text:c="7"/></text:span><text:span text:style-name="T2">ilist1.add(</text:span><text:span text:style-name="T6">10</text:span><text:span text:style-name="T2">)</text:span><text:span text:style-name="T1">;<text:line-break/> <text:s text:c="7"/></text:span><text:span text:style-name="T2">System.</text:span><text:span text:style-name="T9">out</text:span><text:span text:style-name="T2">.println(Test.</text:span><text:span text:style-name="T3">subOfList</text:span><text:span text:style-name="T2">(ilist1))</text:span><text:span text:style-name="T1">;<text:line-break/><text:line-break/><text:line-break/> <text:s text:c="3"/></text:span><text:span text:style-name="T2">}<text:line-break/><text:line-break/> <text:s text:c="3"/>}<text:line-break/><text:line-break/></text:span><text:span text:style-name="T4"> <text:s text:c="5"/>output</text:span></text:p>
      <text:p text:style-name="P8">50.0</text:p>
      <text:p text:style-name="P8">50.0</text:p>
      <text:p text:style-name="P8">50.0</text:p>
      <text:p text:style-name="P8">Process finished with exit code 0</text:p>
      <text:p text:style-name="P8">--------------------------------------------------------------------------------------------------------------------------------</text:p>
      <text:p text:style-name="P4"/>
      <text:p text:style-name="P4"/>
      <text:p text:style-name="P4"/>
      <text:p text:style-name="P4">Maven Working</text:p>
      <text:p text:style-name="P4"/>
      <text:p text:style-name="P1"><text:span text:style-name="T16">&lt;?</text:span><text:span text:style-name="T18">xml version</text:span><text:span text:style-name="T7">="1.0" </text:span><text:span text:style-name="T18">encoding</text:span><text:span text:style-name="T7">="UTF-8"</text:span><text:span text:style-name="T16">?&gt;<text:line-break/>&lt;project </text:span><text:span text:style-name="T18">xmlns</text:span><text:span text:style-name="T7">="http://maven.apache.org/POM/4.0.0"<text:line-break/> <text:s text:c="8"/></text:span><text:span text:style-name="T18">xmlns:</text:span><text:span text:style-name="T10">xsi</text:span><text:span text:style-name="T7">="http://www.w3.org/2001/XMLSchema-instance"<text:line-break/> <text:s text:c="8"/></text:span><text:span text:style-name="T10">xsi</text:span><text:span text:style-name="T18">:schemaLocation</text:span><text:span text:style-name="T7">="http://maven.apache.org/POM/4.0.0 </text:span><text:a xlink:type="simple" xlink:href="http://maven.apache.org/xsd/maven-4.0.0.xsd" text:style-name="Internet_20_link" text:visited-style-name="Visited_20_Internet_20_Link"><text:span text:style-name="T8">http://maven.apache.org/xsd/maven-4.0.0.xsd</text:span></text:a><text:span text:style-name="T7">"</text:span><text:span text:style-name="T16">&gt;<text:line-break/> <text:s text:c="3"/>&lt;modelVersion&gt;</text:span><text:span text:style-name="T2">4.0.0</text:span><text:span text:style-name="T16">&lt;/modelVersion&gt;<text:line-break/><text:line-break/> <text:s text:c="3"/>&lt;groupId&gt;</text:span><text:span text:style-name="T2">org.thbs.B84</text:span><text:span text:style-name="T16">&lt;/groupId&gt;<text:line-break/> <text:s text:c="3"/>&lt;artifactId&gt;</text:span><text:span text:style-name="T2">JunitDemo</text:span><text:span text:style-name="T16">&lt;/artifactId&gt;<text:line-break/> <text:s text:c="3"/>&lt;version&gt;</text:span><text:span text:style-name="T2">1.0-SNAPSHOT</text:span><text:span text:style-name="T16">&lt;/version&gt;<text:line-break/> <text:s text:c="3"/>&lt;dependencies&gt;<text:line-break/> <text:s text:c="7"/>&lt;dependency&gt;<text:line-break/> <text:s text:c="11"/>&lt;groupId&gt;</text:span><text:span text:style-name="T2">junit</text:span><text:span text:style-name="T16">&lt;/groupId&gt;<text:line-break/> <text:s text:c="11"/>&lt;artifactId&gt;</text:span><text:span text:style-name="T2">junit</text:span><text:span text:style-name="T16">&lt;/artifactId&gt;<text:line-break/> <text:s text:c="11"/>&lt;version&gt;</text:span><text:span text:style-name="T2">3.8.1</text:span><text:span text:style-name="T16">&lt;/version&gt;<text:line-break/> <text:s text:c="7"/>&lt;/dependency&gt;<text:line-break/> <text:s text:c="7"/>&lt;dependency&gt;<text:line-break/> <text:s text:c="11"/>&lt;groupId&gt;</text:span><text:span text:style-name="T2">junit</text:span><text:span text:style-name="T16">&lt;/groupId&gt;<text:line-break/> <text:s text:c="11"/>&lt;artifactId&gt;</text:span><text:span text:style-name="T2">junit</text:span><text:span text:style-name="T16">&lt;/artifactId&gt;<text:line-break/> <text:s text:c="11"/>&lt;version&gt;</text:span><text:span text:style-name="T2">RELEASE</text:span><text:span text:style-name="T16">&lt;/version&gt;<text:line-break/> <text:s text:c="11"/>&lt;scope&gt;</text:span><text:span text:style-name="T2">test</text:span><text:span text:style-name="T16">&lt;/scope&gt;<text:line-break/> <text:s text:c="7"/>&lt;/dependency&gt;<text:line-break/></text:span><text:soft-page-break/><text:span text:style-name="T16"> <text:s text:c="3"/>&lt;/dependencies&gt;<text:line-break/><text:line-break/><text:line-break/> <text:s text:c="3"/>&lt;properties&gt;<text:line-break/> <text:s text:c="7"/>&lt;maven.compiler.source&gt;</text:span><text:span text:style-name="T2">8</text:span><text:span text:style-name="T16">&lt;/maven.compiler.source&gt;<text:line-break/> <text:s text:c="7"/>&lt;maven.compiler.target&gt;</text:span><text:span text:style-name="T2">8</text:span><text:span text:style-name="T16">&lt;/maven.compiler.target&gt;<text:line-break/> <text:s text:c="3"/>&lt;/properties&gt;<text:line-break/><text:line-break/>&lt;/project&gt;<text:line-break/></text:span><text:span text:style-name="T17">------------------------------------------------------------------------------------------------------------------------------------------------------------------------------------------------------------------------------------------------------</text:span></text:p>
      <text:p text:style-name="P1"><text:span text:style-name="T1">public class </text:span><text:span text:style-name="T2">EvenOddClass {<text:line-break/><text:line-break/> <text:s text:c="3"/></text:span><text:span text:style-name="T1">public boolean </text:span><text:span text:style-name="T5">isEvenNumber</text:span><text:span text:style-name="T2">(</text:span><text:span text:style-name="T1">int </text:span><text:span text:style-name="T2">number)<text:line-break/> <text:s text:c="3"/>{<text:line-break/> <text:s text:c="7"/></text:span><text:span text:style-name="T1">if</text:span><text:span text:style-name="T2">(number%</text:span><text:span text:style-name="T6">2</text:span><text:span text:style-name="T2">==</text:span><text:span text:style-name="T6">0</text:span><text:span text:style-name="T2">) {<text:line-break/> <text:s text:c="11"/></text:span><text:span text:style-name="T1">return true;<text:line-break/> <text:s text:c="7"/></text:span><text:span text:style-name="T2">}<text:line-break/> <text:s text:c="7"/></text:span><text:span text:style-name="T1">return false;<text:line-break/> <text:s text:c="3"/></text:span><text:span text:style-name="T2">}<text:line-break/>}<text:line-break/></text:span></text:p>
      <text:p text:style-name="P8">--------------------------------------------------------------------------------------------------------------</text:p>
      <text:p text:style-name="P1"><text:span text:style-name="T2"><text:line-break/></text:span><text:span text:style-name="T1">import </text:span><text:span text:style-name="T2">com.sun.org.apache.xpath.internal.operations.Equals</text:span><text:span text:style-name="T1">;<text:line-break/>import </text:span><text:span text:style-name="T2">org.junit.</text:span><text:span text:style-name="T12">Test</text:span><text:span text:style-name="T1">;<text:line-break/><text:line-break/>import static </text:span><text:span text:style-name="T2">org.junit.Assert.</text:span><text:span text:style-name="T3">assertEquals</text:span><text:span text:style-name="T1">;<text:line-break/><text:line-break/>public class </text:span><text:span text:style-name="T2">EvenTest {<text:line-break/> <text:s text:c="3"/></text:span><text:span text:style-name="T12">@Test<text:line-break/> <text:s text:c="3"/></text:span><text:span text:style-name="T1">public void </text:span><text:span text:style-name="T5">test1</text:span><text:span text:style-name="T2">()<text:line-break/> <text:s text:c="3"/>{<text:line-break/> <text:s text:c="7"/>EvenOddClass ob = </text:span><text:span text:style-name="T1">new </text:span><text:span text:style-name="T2">EvenOddClass()</text:span><text:span text:style-name="T1">;<text:line-break/> <text:s text:c="7"/></text:span><text:span text:style-name="T3">assertEquals</text:span><text:span text:style-name="T2">(</text:span><text:span text:style-name="T1">true,</text:span><text:span text:style-name="T2">ob.isEvenNumber(</text:span><text:span text:style-name="T6">12</text:span><text:span text:style-name="T2">))</text:span><text:span text:style-name="T1">;<text:line-break/><text:line-break/> <text:s text:c="3"/></text:span><text:span text:style-name="T2">}<text:line-break/> <text:s text:c="3"/></text:span><text:span text:style-name="T12">@Test<text:line-break/> <text:s text:c="3"/></text:span><text:span text:style-name="T1">public void </text:span><text:span text:style-name="T5">test2</text:span><text:span text:style-name="T2">()<text:line-break/> <text:s text:c="3"/>{<text:line-break/> <text:s text:c="7"/>EvenOddClass ob = </text:span><text:span text:style-name="T1">new </text:span><text:span text:style-name="T2">EvenOddClass()</text:span><text:span text:style-name="T1">;<text:line-break/> <text:s text:c="7"/></text:span><text:span text:style-name="T3">assertEquals</text:span><text:span text:style-name="T2">(</text:span><text:span text:style-name="T1">false,</text:span><text:span text:style-name="T2">ob.isEvenNumber(</text:span><text:span text:style-name="T6">11</text:span><text:span text:style-name="T2">))</text:span><text:span text:style-name="T1">;<text:line-break/> <text:s text:c="3"/></text:span><text:span text:style-name="T2">}<text:line-break/><text:line-break/>}<text:line-break/></text:span></text:p>
      <text:p text:style-name="P8">----------------------------------------------------------------------------------------------------------------------------</text:p>
      <text:p text:style-name="P8"/>
      <text:p text:style-name="P1"><text:span text:style-name="T1">import </text:span><text:span text:style-name="T2">org.junit.</text:span><text:span text:style-name="T12">Test</text:span><text:span text:style-name="T1">;<text:line-break/><text:line-break/></text:span><text:soft-page-break/><text:span text:style-name="T1">import </text:span><text:span text:style-name="T2">java.awt.datatransfer.StringSelection</text:span><text:span text:style-name="T1">;<text:line-break/><text:line-break/>import static </text:span><text:span text:style-name="T2">org.junit.Assert.*</text:span><text:span text:style-name="T1">;<text:line-break/><text:line-break/>public class </text:span><text:span text:style-name="T2">TestClass {<text:line-break/> <text:s text:c="3"/></text:span><text:span text:style-name="T12">@Test<text:line-break/> <text:s text:c="3"/></text:span><text:span text:style-name="T1">public void </text:span><text:span text:style-name="T5">test</text:span><text:span text:style-name="T2">()<text:line-break/> <text:s text:c="3"/>{<text:line-break/> <text:s text:c="7"/></text:span><text:span text:style-name="T1">int </text:span><text:span text:style-name="T2">val1=</text:span><text:span text:style-name="T6">5</text:span><text:span text:style-name="T1">;<text:line-break/> <text:s text:c="7"/>int </text:span><text:span text:style-name="T2">val2=</text:span><text:span text:style-name="T6">6</text:span><text:span text:style-name="T1">;<text:line-break/> <text:s text:c="7"/></text:span><text:span text:style-name="T3">assertTrue</text:span><text:span text:style-name="T2">(val1&lt;val2)</text:span><text:span text:style-name="T1">;<text:line-break/> <text:s text:c="7"/></text:span><text:span text:style-name="T3">assertFalse</text:span><text:span text:style-name="T2">(val1&gt;val2)</text:span><text:span text:style-name="T1">;<text:line-break/><text:line-break/> <text:s text:c="7"/></text:span><text:span text:style-name="T2">String str1 = </text:span><text:span text:style-name="T7">"abc"</text:span><text:span text:style-name="T1">;<text:line-break/> <text:s text:c="7"/></text:span><text:span text:style-name="T2">String str2 = </text:span><text:span text:style-name="T7">"abc"</text:span><text:span text:style-name="T1">;<text:line-break/><text:line-break/> <text:s text:c="7"/></text:span><text:span text:style-name="T11">//Check if both references are the same<text:line-break/> <text:s text:c="7"/></text:span><text:span text:style-name="T3">assertSame</text:span><text:span text:style-name="T2">(str1</text:span><text:span text:style-name="T1">,</text:span><text:span text:style-name="T2">str2)</text:span><text:span text:style-name="T1">;<text:line-break/><text:line-break/> <text:s text:c="7"/></text:span><text:span text:style-name="T2">String[] earray = {</text:span><text:span text:style-name="T7">"one"</text:span><text:span text:style-name="T1">,</text:span><text:span text:style-name="T7">"two"</text:span><text:span text:style-name="T1">,</text:span><text:span text:style-name="T7">"three"</text:span><text:span text:style-name="T2">}</text:span><text:span text:style-name="T1">;<text:line-break/><text:line-break/> <text:s text:c="7"/></text:span><text:span text:style-name="T2">String[] rarry = {</text:span><text:span text:style-name="T7">"one"</text:span><text:span text:style-name="T1">,</text:span><text:span text:style-name="T7">"two"</text:span><text:span text:style-name="T1">,</text:span><text:span text:style-name="T7">"three"</text:span><text:span text:style-name="T2">}</text:span><text:span text:style-name="T1">;<text:line-break/><text:line-break/> <text:s text:c="7"/></text:span><text:span text:style-name="T3">assertArrayEquals</text:span><text:span text:style-name="T2">(earray</text:span><text:span text:style-name="T1">, </text:span><text:span text:style-name="T2">rarry)</text:span><text:span text:style-name="T1">;<text:line-break/> <text:s text:c="7"/></text:span><text:span text:style-name="T3">assertEquals</text:span><text:span text:style-name="T2">(str1</text:span><text:span text:style-name="T1">,</text:span><text:span text:style-name="T2">str2)</text:span><text:span text:style-name="T1">;<text:line-break/><text:line-break/><text:line-break/> <text:s text:c="3"/></text:span><text:span text:style-name="T2">}<text:line-break/><text:line-break/>}<text:line-break/></text:span></text:p>
      <text:p text:style-name="P9"/>
      <text:p text:style-name="P8">-------------------------------------------------------------------------------------------------------------</text:p>
      <text:p text:style-name="P8"/>
      <text:p text:style-name="P1"><text:span text:style-name="T1">public class </text:span><text:span text:style-name="T2">MessageUtil {<text:line-break/><text:line-break/> <text:s text:c="3"/></text:span><text:span text:style-name="T1">private </text:span><text:span text:style-name="T2">String </text:span><text:span text:style-name="T10">message</text:span><text:span text:style-name="T1">;<text:line-break/><text:line-break/> <text:s text:c="3"/>public </text:span><text:span text:style-name="T5">MessageUtil</text:span><text:span text:style-name="T2">(String message) {<text:line-break/> <text:s text:c="7"/></text:span><text:span text:style-name="T1">this</text:span><text:span text:style-name="T2">.</text:span><text:span text:style-name="T10">message </text:span><text:span text:style-name="T2">= message</text:span><text:span text:style-name="T1">;<text:line-break/> <text:s text:c="3"/></text:span><text:span text:style-name="T2">}<text:line-break/> <text:s text:c="3"/></text:span><text:span text:style-name="T11">// print the message<text:line-break/> <text:s text:c="3"/></text:span><text:span text:style-name="T1">public </text:span><text:span text:style-name="T2">String </text:span><text:span text:style-name="T5">printMessage</text:span><text:span text:style-name="T2">()<text:line-break/> <text:s text:c="3"/>{<text:line-break/> <text:s text:c="7"/>System.</text:span><text:span text:style-name="T9">out</text:span><text:span text:style-name="T2">.println(</text:span><text:span text:style-name="T10">message</text:span><text:span text:style-name="T2">)</text:span><text:span text:style-name="T1">;<text:line-break/> <text:s text:c="7"/>return</text:span><text:span text:style-name="T2">(</text:span><text:span text:style-name="T10">message</text:span><text:span text:style-name="T2">)</text:span><text:span text:style-name="T1">;<text:line-break/> <text:s text:c="3"/></text:span><text:span text:style-name="T2">}<text:line-break/> <text:s text:c="3"/></text:span><text:span text:style-name="T1">public </text:span><text:span text:style-name="T2">String </text:span><text:span text:style-name="T5">salutaionMessage</text:span><text:span text:style-name="T2">()<text:line-break/> <text:s text:c="3"/>{<text:line-break/> <text:s text:c="7"/></text:span><text:span text:style-name="T10">message </text:span><text:span text:style-name="T2">= </text:span><text:span text:style-name="T7">"Hello!!!"</text:span><text:span text:style-name="T2">+</text:span><text:span text:style-name="T10">message</text:span><text:span text:style-name="T1">;<text:line-break/> <text:s text:c="7"/></text:span><text:span text:style-name="T2">System.</text:span><text:span text:style-name="T9">out</text:span><text:span text:style-name="T2">.println(</text:span><text:span text:style-name="T10">message</text:span><text:span text:style-name="T2">)</text:span><text:span text:style-name="T1">;<text:line-break/> <text:s text:c="7"/>return </text:span><text:span text:style-name="T10">message</text:span><text:span text:style-name="T1">;<text:line-break/></text:span><text:soft-page-break/><text:span text:style-name="T1"> <text:s text:c="3"/></text:span><text:span text:style-name="T2">}<text:line-break/>}<text:line-break/></text:span><text:span text:style-name="T4">---------------------------------------------------------------------------------------------------------</text:span></text:p>
      <text:p text:style-name="P1"><text:span text:style-name="T1">import </text:span><text:span text:style-name="T2">org.junit.</text:span><text:span text:style-name="T12">Test</text:span><text:span text:style-name="T1">;<text:line-break/><text:line-break/>import static </text:span><text:span text:style-name="T2">org.junit.Assert.</text:span><text:span text:style-name="T3">assertEquals</text:span><text:span text:style-name="T1">;<text:line-break/><text:line-break/>public class </text:span><text:span text:style-name="T2">Test1 {<text:line-break/> <text:s text:c="3"/>String </text:span><text:span text:style-name="T10">message </text:span><text:span text:style-name="T2">= </text:span><text:span text:style-name="T7">"RCB"</text:span><text:span text:style-name="T1">;<text:line-break/> <text:s text:c="3"/></text:span><text:span text:style-name="T2">MessageUtil </text:span><text:span text:style-name="T10">mob </text:span><text:span text:style-name="T2">= </text:span><text:span text:style-name="T1">new </text:span><text:span text:style-name="T2">MessageUtil(</text:span><text:span text:style-name="T10">message</text:span><text:span text:style-name="T2">)</text:span><text:span text:style-name="T1">;<text:line-break/> <text:s text:c="3"/></text:span><text:span text:style-name="T12">@Test<text:line-break/> <text:s text:c="3"/></text:span><text:span text:style-name="T1">public void </text:span><text:span text:style-name="T5">Test</text:span><text:span text:style-name="T2">()<text:line-break/> <text:s text:c="3"/>{<text:line-break/> <text:s text:c="7"/>System.</text:span><text:span text:style-name="T9">out</text:span><text:span text:style-name="T2">.println(</text:span><text:span text:style-name="T7">"Inside Test1 tseting salutaionMessage method"</text:span><text:span text:style-name="T2">)</text:span><text:span text:style-name="T1">;<text:line-break/> <text:s text:c="7"/></text:span><text:span text:style-name="T10">message </text:span><text:span text:style-name="T2">= </text:span><text:span text:style-name="T7">"Hello!!!"</text:span><text:span text:style-name="T2">+</text:span><text:span text:style-name="T10">message</text:span><text:span text:style-name="T1">;<text:line-break/> <text:s text:c="7"/></text:span><text:span text:style-name="T3">assertEquals</text:span><text:span text:style-name="T2">(</text:span><text:span text:style-name="T10">message</text:span><text:span text:style-name="T1">,</text:span><text:span text:style-name="T10">mob</text:span><text:span text:style-name="T2">.salutaionMessage())</text:span><text:span text:style-name="T1">;<text:line-break/><text:line-break/><text:line-break/> <text:s text:c="3"/></text:span><text:span text:style-name="T2">}<text:line-break/><text:line-break/>}<text:line-break/></text:span></text:p>
      <text:p text:style-name="P8">-----------------------------------------------------------------------------------------------------------</text:p>
      <text:p text:style-name="P1"><text:span text:style-name="T1">import </text:span><text:span text:style-name="T2">org.junit.runner.</text:span><text:span text:style-name="T12">RunWith</text:span><text:span text:style-name="T1">;<text:line-break/>import </text:span><text:span text:style-name="T2">org.junit.runners.Suite</text:span><text:span text:style-name="T1">;<text:line-break/><text:line-break/></text:span><text:span text:style-name="T12">@RunWith</text:span><text:span text:style-name="T2">(Suite.</text:span><text:span text:style-name="T1">class</text:span><text:span text:style-name="T2">)<text:line-break/></text:span><text:span text:style-name="T12">@Suite.SuiteClasses</text:span><text:span text:style-name="T2">(<text:line-break/> <text:s text:c="7"/>{<text:line-break/> <text:s text:c="15"/>Test1.</text:span><text:span text:style-name="T1">class,<text:line-break/> <text:s text:c="15"/></text:span><text:span text:style-name="T2">Test2.</text:span><text:span text:style-name="T1">class<text:line-break/> <text:s text:c="7"/></text:span><text:span text:style-name="T2">}<text:line-break/>)<text:line-break/><text:line-break/></text:span><text:span text:style-name="T1">public class </text:span><text:span text:style-name="T2">TestSuite {<text:line-break/><text:line-break/>}<text:line-break/></text:span></text:p>
      <text:p text:style-name="P8">---------------------------------------------------------------------------------------</text:p>
      <text:p text:style-name="P1"><text:span text:style-name="T1">import </text:span><text:span text:style-name="T2">org.junit.</text:span><text:span text:style-name="T12">Test</text:span><text:span text:style-name="T1">;<text:line-break/><text:line-break/>import static </text:span><text:span text:style-name="T2">org.junit.Assert.</text:span><text:span text:style-name="T3">assertEquals</text:span><text:span text:style-name="T1">;<text:line-break/><text:line-break/>public class </text:span><text:span text:style-name="T2">Test2 {<text:line-break/> <text:s text:c="3"/>String </text:span><text:span text:style-name="T10">message </text:span><text:span text:style-name="T2">= </text:span><text:span text:style-name="T7">"RCB"</text:span><text:span text:style-name="T1">;<text:line-break/> <text:s text:c="3"/></text:span><text:span text:style-name="T2">MessageUtil </text:span><text:span text:style-name="T10">mob </text:span><text:span text:style-name="T2">= </text:span><text:span text:style-name="T1">new </text:span><text:span text:style-name="T2">MessageUtil(</text:span><text:span text:style-name="T10">message</text:span><text:span text:style-name="T2">)</text:span><text:span text:style-name="T1">;<text:line-break/> <text:s text:c="3"/></text:span><text:span text:style-name="T12">@Test<text:line-break/> <text:s text:c="3"/></text:span><text:span text:style-name="T1">public void </text:span><text:span text:style-name="T5">Test</text:span><text:span text:style-name="T2">()<text:line-break/> <text:s text:c="3"/>{<text:line-break/> <text:s text:c="7"/>System.</text:span><text:span text:style-name="T9">out</text:span><text:span text:style-name="T2">.println(</text:span><text:span text:style-name="T7">"Inside Test1 testing printMessage method"</text:span><text:span text:style-name="T2">)</text:span><text:span text:style-name="T1">;<text:line-break/> <text:s text:c="7"/></text:span><text:span text:style-name="T3">assertEquals</text:span><text:span text:style-name="T2">(</text:span><text:span text:style-name="T10">message</text:span><text:span text:style-name="T1">,</text:span><text:span text:style-name="T10">mob</text:span><text:span text:style-name="T2">.printMessage())</text:span><text:span text:style-name="T1">;<text:line-break/></text:span><text:soft-page-break/><text:span text:style-name="T1"><text:line-break/><text:line-break/> <text:s text:c="3"/></text:span><text:span text:style-name="T2">}<text:line-break/>}<text:line-break/></text:span></text:p>
      <text:p text:style-name="P8"><text:s text:c="2"/>output</text:p>
      <text:p text:style-name="P8">Inside Test1 tseting salutaionMessage method</text:p>
      <text:p text:style-name="P8">Hello!!!RCB</text:p>
      <text:p text:style-name="P8">Inside Test1 testing printMessage method</text:p>
      <text:p text:style-name="P8">RCB</text:p>
      <text:p text:style-name="P8">Process finished with exit code 0</text:p>
      <text:p text:style-name="P9"/>
      <text:p text:style-name="P8">----------------------------------------------------------------------------------------</text:p>
      <text:p text:style-name="P8"/>
      <text:p text:style-name="P8"/>
      <text:p text:style-name="P8">fiels in java</text:p>
      <text:p text:style-name="P8">craete a file</text:p>
      <text:p text:style-name="P1"><text:span text:style-name="T1">package </text:span><text:span text:style-name="T2">com.thbs.mainpack</text:span><text:span text:style-name="T1">;<text:line-break/><text:line-break/>import </text:span><text:span text:style-name="T2">java.io.File</text:span><text:span text:style-name="T1">;<text:line-break/>import </text:span><text:span text:style-name="T2">java.io.IOException</text:span><text:span text:style-name="T1">;<text:line-break/><text:line-break/>public class </text:span><text:span text:style-name="T2">Main {<text:line-break/><text:line-break/> <text:s text:c="3"/></text:span><text:span text:style-name="T1">public static void </text:span><text:span text:style-name="T5">main</text:span><text:span text:style-name="T2">(String[] args) {<text:line-break/><text:line-break/> <text:s text:c="7"/>File file1 = </text:span><text:span text:style-name="T1">new </text:span><text:span text:style-name="T2">File(</text:span><text:span text:style-name="T7">"C:</text:span><text:span text:style-name="T1">\\</text:span><text:span text:style-name="T7">Users</text:span><text:span text:style-name="T1">\\</text:span><text:span text:style-name="T7">kannappagoud_shiva</text:span><text:span text:style-name="T1">\\</text:span><text:span text:style-name="T7">Desktop</text:span><text:span text:style-name="T1">\\</text:span><text:span text:style-name="T7">thfile1.txt"</text:span><text:span text:style-name="T2">)</text:span><text:span text:style-name="T1">;<text:line-break/><text:line-break/> <text:s text:c="7"/>try </text:span><text:span text:style-name="T2">{<text:line-break/> <text:s text:c="11"/>file1.createNewFile()</text:span><text:span text:style-name="T1">;<text:line-break/> <text:s text:c="11"/></text:span><text:span text:style-name="T2">System.</text:span><text:span text:style-name="T9">out</text:span><text:span text:style-name="T2">.println(</text:span><text:span text:style-name="T7">"File created successfully"</text:span><text:span text:style-name="T2">)</text:span><text:span text:style-name="T1">;<text:line-break/> <text:s text:c="7"/></text:span><text:span text:style-name="T2">} </text:span><text:span text:style-name="T1">catch </text:span><text:span text:style-name="T2">(IOException e) {<text:line-break/> <text:s text:c="11"/>e.printStackTrace()</text:span><text:span text:style-name="T1">;<text:line-break/> <text:s text:c="7"/></text:span><text:span text:style-name="T2">}<text:line-break/> <text:s text:c="7"/>File dir = </text:span><text:span text:style-name="T1">new </text:span><text:span text:style-name="T2">File(</text:span><text:span text:style-name="T7">"C:</text:span><text:span text:style-name="T1">\\</text:span><text:span text:style-name="T7">Users</text:span><text:span text:style-name="T1">\\</text:span><text:span text:style-name="T7">kannappagoud_shiva</text:span><text:span text:style-name="T1">\\</text:span><text:span text:style-name="T7">Documents"</text:span><text:span text:style-name="T2">)</text:span><text:span text:style-name="T1">;<text:line-break/> <text:s text:c="7"/></text:span><text:span text:style-name="T2">File[] filelist =dir.listFiles()</text:span><text:span text:style-name="T1">;<text:line-break/><text:line-break/> <text:s text:c="7"/>for</text:span><text:span text:style-name="T2">(File f:filelist)<text:line-break/> <text:s text:c="7"/>{<text:line-break/> <text:s text:c="11"/></text:span><text:span text:style-name="T1">if</text:span><text:span text:style-name="T2">(f.isFile())<text:line-break/> <text:s text:c="15"/>System.</text:span><text:span text:style-name="T9">out</text:span><text:span text:style-name="T2">.println(f.getName())</text:span><text:span text:style-name="T1">;<text:line-break/> <text:s text:c="7"/></text:span><text:span text:style-name="T2">}<text:line-break/> <text:s text:c="7"/>System.</text:span><text:span text:style-name="T9">out</text:span><text:span text:style-name="T2">.println(file1.getAbsoluteFile())</text:span><text:span text:style-name="T1">;<text:line-break/> <text:s text:c="7"/></text:span><text:span text:style-name="T2">System.</text:span><text:span text:style-name="T9">out</text:span><text:span text:style-name="T2">.println(file1.getName())</text:span><text:span text:style-name="T1">;<text:line-break/></text:span><text:soft-page-break/><text:span text:style-name="T1"> <text:s text:c="7"/></text:span><text:span text:style-name="T2">System.</text:span><text:span text:style-name="T9">out</text:span><text:span text:style-name="T2">.println(file1.getParentFile())</text:span><text:span text:style-name="T1">;<text:line-break/> <text:s text:c="3"/></text:span><text:span text:style-name="T2">}<text:line-break/>}<text:line-break/></text:span></text:p>
      <text:p text:style-name="P8"><text:s text:c="2"/>output</text:p>
      <text:p text:style-name="P8">File created successfully</text:p>
      <text:p text:style-name="P8">21-09-2021 java.odt</text:p>
      <text:p text:style-name="P8">desktop.ini</text:p>
      <text:p text:style-name="P8">C:\Users\kannappagoud_shiva\Desktop\thfile1.txt</text:p>
      <text:p text:style-name="P8">thfile1.txt</text:p>
      <text:p text:style-name="P8">C:\Users\kannappagoud_shiva\Desktop</text:p>
      <text:p text:style-name="P8">Process finished with exit code 0</text:p>
      <text:p text:style-name="P8"/>
      <text:p text:style-name="P8"/>
      <text:p text:style-name="P1"><text:span text:style-name="T1">package </text:span><text:span text:style-name="T2">com.thbs.mainpack</text:span><text:span text:style-name="T1">;<text:line-break/><text:line-break/>import </text:span><text:span text:style-name="T2">java.io.*</text:span><text:span text:style-name="T1">;<text:line-break/><text:line-break/>public class </text:span><text:span text:style-name="T2">Main {<text:line-break/><text:line-break/> <text:s text:c="3"/></text:span><text:span text:style-name="T1">public static void </text:span><text:span text:style-name="T5">main</text:span><text:span text:style-name="T2">(String[] args) {<text:line-break/><text:line-break/> <text:s text:c="7"/>File file1 = </text:span><text:span text:style-name="T1">new </text:span><text:span text:style-name="T2">File(</text:span><text:span text:style-name="T7">"C:</text:span><text:span text:style-name="T1">\\</text:span><text:span text:style-name="T7">Users</text:span><text:span text:style-name="T1">\\</text:span><text:span text:style-name="T7">kannappagoud_shiva</text:span><text:span text:style-name="T1">\\</text:span><text:span text:style-name="T7">Desktop</text:span><text:span text:style-name="T1">\\</text:span><text:span text:style-name="T7">thfile1.txt"</text:span><text:span text:style-name="T2">)</text:span><text:span text:style-name="T1">;<text:line-break/> <text:s text:c="7"/>try</text:span><text:span text:style-name="T2">(FileReader fr = </text:span><text:span text:style-name="T1">new </text:span><text:span text:style-name="T2">FileReader(file1)</text:span><text:span text:style-name="T1">;<text:line-break/> <text:s text:c="11"/></text:span><text:span text:style-name="T2">BufferedReader br = </text:span><text:span text:style-name="T1">new </text:span><text:span text:style-name="T2">BufferedReader(fr)</text:span><text:span text:style-name="T1">;</text:span><text:span text:style-name="T2">)<text:line-break/> <text:s text:c="7"/>{<text:line-break/> <text:s text:c="11"/>String str</text:span><text:span text:style-name="T1">;<text:line-break/> <text:s text:c="11"/></text:span><text:span text:style-name="T2">str = br.readLine()</text:span><text:span text:style-name="T1">;<text:line-break/> <text:s text:c="11"/>while</text:span><text:span text:style-name="T2">(!str.equals(</text:span><text:span text:style-name="T7">"END"</text:span><text:span text:style-name="T2">))<text:line-break/> <text:s text:c="11"/></text:span><text:span text:style-name="T11">//while ((str= br.readLine())!=null)<text:line-break/> <text:s text:c="11"/></text:span><text:span text:style-name="T2">{<text:line-break/> <text:s text:c="15"/>System.</text:span><text:span text:style-name="T9">out</text:span><text:span text:style-name="T2">.println(str)</text:span><text:span text:style-name="T1">;<text:line-break/> <text:s text:c="15"/></text:span><text:span text:style-name="T2">str = br.readLine()</text:span><text:span text:style-name="T1">;<text:line-break/><text:line-break/> <text:s text:c="11"/></text:span><text:span text:style-name="T2">}<text:line-break/> <text:s text:c="7"/>} </text:span><text:span text:style-name="T1">catch </text:span><text:span text:style-name="T2">(FileNotFoundException e) {<text:line-break/> <text:s text:c="11"/>e.printStackTrace()</text:span><text:span text:style-name="T1">;<text:line-break/> <text:s text:c="7"/></text:span><text:span text:style-name="T2">} </text:span><text:span text:style-name="T1">catch </text:span><text:span text:style-name="T2">(IOException e) {<text:line-break/> <text:s text:c="11"/>e.printStackTrace()</text:span><text:span text:style-name="T1">;<text:line-break/> <text:s text:c="7"/></text:span><text:span text:style-name="T2">}<text:line-break/> <text:s text:c="3"/>}<text:line-break/>}<text:line-break/><text:line-break/><text:line-break/></text:span></text:p>
      <text:p text:style-name="P8"><text:soft-page-break/>output</text:p>
      <text:p text:style-name="P8">good morning</text:p>
      <text:p text:style-name="P8">good evening</text:p>
      <text:p text:style-name="P8">happy coding</text:p>
      <text:p text:style-name="P8">good evening</text:p>
      <text:p text:style-name="P8">good night</text:p>
      <text:p text:style-name="P8">Process finished with exit code 0</text:p>
      <text:p text:style-name="P4"/>
      <text:p text:style-name="P4"/>
      <text:p text:style-name="P7"/>
      <text:p text:style-name="P10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1" svg:font-family="Calibri"/>
    <style:font-face style:name="JetBrains Mono" svg:font-family="'JetBrains Mono'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document-statistic meta:table-count="0" meta:image-count="0" meta:object-count="0" meta:page-count="16" meta:paragraph-count="113" meta:word-count="1369" meta:character-count="17510" meta:non-whitespace-character-count="13238"/>
  </office:meta>
</office:document-meta>
</file>